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format="1" text:display-levels="2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format="1" text:display-levels="3">
        <style:list-level-properties text:space-before="0.7in" text:min-label-width="0.5in" text:list-level-position-and-space-mode="label-alignment">
          <style:list-level-label-alignment text:label-followed-by="listtab" fo:margin-left="1.2in" fo:text-indent="-0.5in"/>
        </style:list-level-properties>
      </text:list-level-style-number>
      <text:list-level-style-number text:level="4" style:num-format="1" text:display-levels="4">
        <style:list-level-properties text:space-before="1.05in" text:min-label-width="0.5in" text:list-level-position-and-space-mode="label-alignment">
          <style:list-level-label-alignment text:label-followed-by="listtab" fo:margin-left="1.55in" fo:text-indent="-0.5in"/>
        </style:list-level-properties>
      </text:list-level-style-number>
      <text:list-level-style-number text:level="5" style:num-format="1" text:display-levels="5">
        <style:list-level-properties text:space-before="1.4in" text:min-label-width="0.75in" text:list-level-position-and-space-mode="label-alignment">
          <style:list-level-label-alignment text:label-followed-by="listtab" fo:margin-left="2.15in" fo:text-indent="-0.75in"/>
        </style:list-level-properties>
      </text:list-level-style-number>
      <text:list-level-style-number text:level="6" style:num-format="1" text:display-levels="6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7" style:num-format="1" text:display-levels="7">
        <style:list-level-properties text:space-before="2.1in" text:min-label-width="1in" text:list-level-position-and-space-mode="label-alignment">
          <style:list-level-label-alignment text:label-followed-by="listtab" fo:margin-left="3.1in" fo:text-indent="-1in"/>
        </style:list-level-properties>
      </text:list-level-style-number>
      <text:list-level-style-number text:level="8" style:num-format="1" text:display-levels="8">
        <style:list-level-properties text:space-before="2.45in" text:min-label-width="1in" text:list-level-position-and-space-mode="label-alignment">
          <style:list-level-label-alignment text:label-followed-by="listtab" fo:margin-left="3.45in" fo:text-indent="-1in"/>
        </style:list-level-properties>
      </text:list-level-style-number>
      <text:list-level-style-number text:level="9" style:num-format="1" text:display-levels="9">
        <style:list-level-properties text:space-before="2.8in" text:min-label-width="1.25in" text:list-level-position-and-space-mode="label-alignment">
          <style:list-level-label-alignment text:label-followed-by="listtab" fo:margin-left="4.05in" fo:text-indent="-1.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fo:font-size="13.5pt" style:font-size-asian="13.5pt" style:font-size-complex="13.5pt" fo:language="ru" fo:country="RU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bg" fo:country="BG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letter-spacing="0.0833in" fo:font-size="21pt" style:font-size-asian="21pt" style:font-size-complex="21pt" fo:language="ru" fo:country="RU"/>
    </style:style>
    <style:style style:name="P17" style:parent-style-name="Normal" style:family="paragraph">
      <style:paragraph-properties fo:text-align="center"/>
      <style:text-properties style:font-name="Times New Roman" fo:font-weight="bold" style:font-weight-asian="bold" fo:font-size="11.5pt" style:font-size-asian="11.5pt" style:font-size-complex="11.5pt" fo:language="ru" fo:country="RU"/>
    </style:style>
    <style:style style:name="P18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19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0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bg" fo:country="BG"/>
    </style:style>
    <style:style style:name="P21" style:parent-style-name="Normal" style:family="paragraph">
      <style:paragraph-properties fo:text-align="center"/>
      <style:text-properties style:font-name="Times New Roman" fo:font-size="11.5pt" style:font-size-asian="11.5pt" style:font-size-complex="11.5pt" fo:language="ru" fo:country="RU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T2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" style:parent-style-name="DefaultParagraphFont" style:family="text">
      <style:text-properties style:font-name="Times New Roman" fo:font-size="14pt" style:font-size-asian="14pt" style:font-size-complex="14pt"/>
    </style:style>
    <style:style style:name="T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2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2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0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2" style:parent-style-name="Normal" style:family="paragraph">
      <style:paragraph-properties fo:text-align="center"/>
      <style:text-properties style:font-name="Times New Roman" fo:font-size="14pt" style:font-size-asian="14pt" style:font-size-complex="14pt" fo:language="bg" fo:country="BG"/>
    </style:style>
    <style:style style:name="P33" style:parent-style-name="Normal" style:family="paragraph">
      <style:paragraph-properties fo:margin-left="0.7479in">
        <style:tab-stops/>
      </style:paragraph-properties>
      <style:text-properties style:font-name="Times New Roman" fo:font-size="14pt" style:font-size-asian="14pt" style:font-size-complex="14pt" fo:language="ru" fo:country="RU"/>
    </style:style>
    <style:style style:name="P34" style:parent-style-name="Normal" style:family="paragraph">
      <style:paragraph-properties fo:margin-left="0.75in">
        <style:tab-stops/>
      </style:paragraph-properties>
    </style:style>
    <style:style style:name="T35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6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T37" style:parent-style-name="DefaultParagraphFont" style:family="text">
      <style:text-properties style:font-name="Times New Roman" fo:font-style="italic" style:font-style-asian="italic" style:font-style-complex="italic" style:font-size-complex="12pt" fo:language="ru" fo:country="RU"/>
    </style:style>
    <style:style style:name="P38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39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0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1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2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3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4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5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bg" fo:country="BG"/>
    </style:style>
    <style:style style:name="P46" style:parent-style-name="Normal" style:family="paragraph">
      <style:paragraph-properties fo:text-align="center"/>
      <style:text-properties style:font-name="Times New Roman" fo:font-size="13.5pt" style:font-size-asian="13.5pt" style:font-size-complex="13.5pt" fo:language="ru" fo:country="RU"/>
    </style:style>
    <style:style style:name="P47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48" style:parent-style-name="Normal" style:family="paragraph">
      <style:paragraph-properties fo:text-align="center"/>
      <style:text-properties style:font-name="Times New Roman" fo:letter-spacing="0.0833in" fo:font-size="13.5pt" style:font-size-asian="13.5pt" style:font-size-complex="13.5pt" fo:language="ru" fo:country="RU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style:font-name="Times New Roman" fo:letter-spacing="0.0833in" fo:font-size="13.5pt" style:font-size-asian="13.5pt" style:font-size-complex="13.5pt" fo:language="ru" fo:country="RU"/>
    </style:style>
    <style:style style:name="T51" style:parent-style-name="DefaultParagraphFont" style:family="text">
      <style:text-properties style:font-name="Times New Roman" fo:letter-spacing="0.0833in" fo:font-size="13.5pt" style:font-size-asian="13.5pt" style:font-size-complex="13.5pt"/>
    </style:style>
    <style:style style:name="P52" style:parent-style-name="Heading2" style:family="paragraph">
      <style:paragraph-properties fo:text-align="justify"/>
      <style:text-properties fo:font-size="13.5pt" style:font-size-asian="13.5pt" style:font-size-complex="13.5pt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fo:language="bg" fo:country="BG" style:language-asian="bg" style:country-asian="BG"/>
    </style:style>
    <style:style style:name="P55" style:parent-style-name="Normal" style:family="paragraph">
      <style:paragraph-properties fo:text-align="justify"/>
    </style:style>
    <style:style style:name="T56" style:parent-style-name="DefaultParagraphFont" style:family="text">
      <style:text-properties fo:font-size="11.5pt" style:font-size-asian="11.5pt" style:font-size-complex="11.5pt" fo:language="bg" fo:country="BG" style:language-asian="bg" style:country-asian="BG"/>
    </style:style>
    <style:style style:name="T57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T58" style:parent-style-name="DefaultParagraphFont" style:family="text">
      <style:text-properties style:font-name="Times New Roman" fo:font-weight="bold" style:font-weight-asian="bold" fo:color="#000000" fo:font-size="14pt" style:font-size-asian="14pt" style:font-size-complex="14pt" fo:language="ru" fo:country="RU"/>
    </style:style>
    <style:style style:name="P59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0" style:parent-style-name="Normal" style:family="paragraph">
      <style:paragraph-properties fo:text-align="justify"/>
      <style:text-properties style:font-name="Times New Roman" fo:font-weight="bold" style:font-weight-asian="bold" fo:font-size="14pt" style:font-size-asian="14pt" style:font-size-complex="14pt" fo:language="ru" fo:country="RU"/>
    </style:style>
    <style:style style:name="P61" style:parent-style-name="Normal" style:family="paragraph">
      <style:paragraph-properties fo:text-align="justify"/>
    </style:style>
    <style:style style:name="T62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4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5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6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7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9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P70" style:parent-style-name="Normal" style:family="paragraph">
      <style:paragraph-properties fo:text-align="justify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3" style:parent-style-name="DefaultParagraphFont" style:family="text">
      <style:text-properties style:font-name="Times New Roman" fo:font-size="14pt" style:font-size-asian="14pt" style:font-size-complex="14pt" fo:language="ru" fo:country="RU"/>
    </style:style>
    <style:style style:name="T7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5" style:parent-style-name="DefaultParagraphFont" style:family="text">
      <style:text-properties style:font-name="Times New Roman" fo:font-size="14pt" style:font-size-asian="14pt" style:font-size-complex="14pt"/>
    </style:style>
    <style:style style:name="P7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78" style:parent-style-name="Normal" style:family="paragraph">
      <style:paragraph-properties fo:text-align="center"/>
      <style:text-properties style:font-name="Times New Roman" fo:font-weight="bold" style:font-weight-asian="bold" fo:font-size="23pt" style:font-size-asian="23pt" style:font-size-complex="23pt" fo:language="ru" fo:country="RU"/>
    </style:style>
    <style:style style:name="P79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80" style:parent-style-name="Normal" style:family="paragraph">
      <style:paragraph-properties fo:text-align="center"/>
      <style:text-properties style:font-name="Times New Roman" fo:font-size="14pt" style:font-size-asian="14pt" style:font-size-complex="14pt" fo:language="ru" fo:country="RU"/>
    </style:style>
    <style:style style:name="P8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2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T83" style:parent-style-name="DefaultParagraphFont" style:family="text">
      <style:text-properties style:font-name="Times New Roman" style:font-size-complex="12pt" fo:language="bg" fo:country="BG"/>
    </style:style>
    <style:style style:name="T84" style:parent-style-name="DefaultParagraphFont" style:family="text">
      <style:text-properties style:font-name="Times New Roman" style:font-size-complex="12pt"/>
    </style:style>
    <style:style style:name="T85" style:parent-style-name="DefaultParagraphFont" style:family="text">
      <style:text-properties style:font-name="Times New Roman" style:font-size-complex="12pt" fo:language="bg" fo:country="BG"/>
    </style:style>
    <style:style style:name="P86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87" style:parent-style-name="ListParagraph" style:family="paragraph">
      <style:text-properties style:font-name="Times New Roman" fo:font-size="14pt" style:font-size-asian="14pt" style:font-size-complex="14pt" fo:language="bg" fo:country="BG"/>
    </style:style>
    <style:style style:name="P88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89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90" style:parent-style-name="ListParagraph" style:family="paragraph">
      <style:paragraph-properties style:punctuation-wrap="hanging" style:text-autospace="ideograph-alpha" style:vertical-align="auto" fo:background-color="#FFFFFF"/>
      <style:text-properties style:font-name="Times New Roman" fo:color="#222222" style:font-size-complex="12pt"/>
    </style:style>
    <style:style style:name="P91" style:parent-style-name="ListParagraph" style:family="paragraph">
      <style:paragraph-properties style:punctuation-wrap="hanging" style:text-autospace="ideograph-alpha" style:vertical-align="auto" fo:margin-left="0.75in" fo:background-color="#FFFFFF">
        <style:tab-stops/>
      </style:paragraph-properties>
      <style:text-properties style:font-name="Times New Roman" fo:color="#222222" style:font-size-complex="12pt"/>
    </style:style>
    <style:style style:name="P92" style:parent-style-name="ListParagraph" style:family="paragraph"/>
    <style:style style:name="T9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94" style:parent-style-name="ListParagraph" style:family="paragraph">
      <style:text-properties style:font-name="Times New Roman" style:font-size-complex="12pt" fo:language="bg" fo:country="BG"/>
    </style:style>
    <style:style style:name="P95" style:parent-style-name="ListParagraph" style:family="paragraph">
      <style:text-properties style:font-name="Times New Roman" style:font-size-complex="12pt" fo:language="bg" fo:country="BG"/>
    </style:style>
    <style:style style:name="P96" style:parent-style-name="ListParagraph" style:family="paragraph">
      <style:text-properties style:font-name="Times New Roman" style:font-size-complex="12pt" fo:language="bg" fo:country="BG"/>
    </style:style>
    <style:style style:name="P97" style:parent-style-name="Normal" style:family="paragraph">
      <style:text-properties style:font-name="Times New Roman" style:font-size-complex="12pt" fo:language="bg" fo:country="BG"/>
    </style:style>
    <style:style style:name="P98" style:parent-style-name="Normal" style:family="paragraph">
      <style:text-properties style:font-name="Times New Roman" style:font-size-complex="12pt" fo:language="bg" fo:country="BG"/>
    </style:style>
    <style:style style:name="P99" style:parent-style-name="Normal" style:family="paragraph">
      <style:text-properties style:font-name="Times New Roman" style:font-size-complex="12pt" fo:language="bg" fo:country="BG"/>
    </style:style>
    <style:style style:name="P100" style:parent-style-name="Normal" style:family="paragraph">
      <style:text-properties style:font-name="Times New Roman" style:font-size-complex="12pt" fo:language="bg" fo:country="BG"/>
    </style:style>
    <style:style style:name="P101" style:parent-style-name="Normal" style:family="paragraph">
      <style:text-properties style:font-name="Times New Roman" style:font-size-complex="12pt" fo:language="bg" fo:country="BG"/>
    </style:style>
    <style:style style:name="P102" style:parent-style-name="Normal" style:family="paragraph">
      <style:text-properties style:font-name="Times New Roman" style:font-size-complex="12pt" fo:language="bg" fo:country="BG"/>
    </style:style>
    <style:style style:name="P103" style:parent-style-name="Normal" style:family="paragraph">
      <style:text-properties style:font-name="Times New Roman" style:font-size-complex="12pt" fo:language="bg" fo:country="BG"/>
    </style:style>
    <style:style style:name="P104" style:parent-style-name="Normal" style:family="paragraph">
      <style:paragraph-properties fo:text-align="end"/>
    </style:style>
    <style:style style:name="T10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6" style:parent-style-name="DefaultParagraphFont" style:family="text">
      <style:text-properties style:font-name="Times New Roman" fo:font-size="14pt" style:font-size-asian="14pt" style:font-size-complex="14pt"/>
    </style:style>
    <style:style style:name="P107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08" style:parent-style-name="Normal" style:family="paragraph">
      <style:paragraph-properties fo:text-align="end"/>
      <style:text-properties style:font-name="Times New Roman" fo:font-size="14pt" style:font-size-asian="14pt" style:font-size-complex="14pt"/>
    </style:style>
    <style:style style:name="P109" style:parent-style-name="Normal" style:family="paragraph">
      <style:paragraph-properties fo:text-align="end"/>
    </style:style>
    <style:style style:name="T11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1" style:parent-style-name="DefaultParagraphFont" style:family="text">
      <style:text-properties style:font-name="Times New Roman" fo:font-size="14pt" style:font-size-asian="14pt" style:font-size-complex="14pt"/>
    </style:style>
    <style:style style:name="P112" style:parent-style-name="Normal" style:family="paragraph">
      <style:paragraph-properties fo:text-align="end"/>
    </style:style>
    <style:style style:name="T113" style:parent-style-name="DefaultParagraphFont" style:family="text">
      <style:text-properties style:font-name="Times New Roman" style:font-size-complex="12pt"/>
    </style:style>
    <style:style style:name="T114" style:parent-style-name="DefaultParagraphFont" style:family="text">
      <style:text-properties style:font-name="Times New Roman" style:font-size-complex="12pt" fo:language="bg" fo:country="BG"/>
    </style:style>
    <style:style style:name="T115" style:parent-style-name="DefaultParagraphFont" style:family="text">
      <style:text-properties style:font-name="Times New Roman" style:font-size-complex="12pt"/>
    </style:style>
    <style:style style:name="P116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17" style:parent-style-name="Normal" style:family="paragraph">
      <style:paragraph-properties fo:text-align="end"/>
    </style:style>
    <style:style style:name="T1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9" style:parent-style-name="DefaultParagraphFont" style:family="text">
      <style:text-properties style:font-name="Times New Roman" fo:font-size="14pt" style:font-size-asian="14pt" style:font-size-complex="14pt"/>
    </style:style>
    <style:style style:name="P120" style:parent-style-name="Normal" style:family="paragraph">
      <style:paragraph-properties fo:text-align="end"/>
    </style:style>
    <style:style style:name="T121" style:parent-style-name="DefaultParagraphFont" style:family="text">
      <style:text-properties style:font-name="Times New Roman" style:font-size-complex="12pt"/>
    </style:style>
    <style:style style:name="T122" style:parent-style-name="DefaultParagraphFont" style:family="text">
      <style:text-properties style:font-name="Times New Roman" style:font-size-complex="12pt" fo:language="bg" fo:country="BG"/>
    </style:style>
    <style:style style:name="T123" style:parent-style-name="DefaultParagraphFont" style:family="text">
      <style:text-properties style:font-name="Times New Roman" style:font-size-complex="12pt"/>
    </style:style>
    <style:style style:name="P124" style:parent-style-name="Normal" style:family="paragraph">
      <style:paragraph-properties fo:text-align="end"/>
      <style:text-properties style:font-name="Times New Roman" fo:font-size="14pt" style:font-size-asian="14pt" style:font-size-complex="14pt" fo:language="bg" fo:country="BG"/>
    </style:style>
    <style:style style:name="P125" style:parent-style-name="Normal" style:family="paragraph">
      <style:paragraph-properties fo:break-before="page" style:punctuation-wrap="hanging" style:text-autospace="ideograph-alpha" style:vertical-align="auto" fo:margin-bottom="0.1111in" fo:line-height="106%"/>
      <style:text-properties style:font-name="Times New Roman" fo:font-size="14pt" style:font-size-asian="14pt" style:font-size-complex="14pt" fo:language="bg" fo:country="BG"/>
    </style:style>
    <style:style style:name="P126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27" style:parent-style-name="Normal" style:family="paragraph">
      <style:paragraph-properties fo:line-height="120%"/>
    </style:style>
    <style:style style:name="T128" style:parent-style-name="DefaultParagraphFont" style:family="text">
      <style:text-properties style:font-name="Times New Roman" style:font-size-complex="12pt" fo:language="bg" fo:country="BG"/>
    </style:style>
    <style:style style:name="T129" style:parent-style-name="DefaultParagraphFont" style:family="text">
      <style:text-properties style:font-name="Times New Roman" style:font-size-complex="12pt" fo:language="bg" fo:country="BG"/>
    </style:style>
    <style:style style:name="T130" style:parent-style-name="DefaultParagraphFont" style:family="text">
      <style:text-properties style:font-name="Times New Roman" style:font-size-complex="12pt"/>
    </style:style>
    <style:style style:name="T131" style:parent-style-name="DefaultParagraphFont" style:family="text">
      <style:text-properties style:font-name="Times New Roman" style:font-size-complex="12pt" fo:language="bg" fo:country="BG"/>
    </style:style>
    <style:style style:name="T132" style:parent-style-name="DefaultParagraphFont" style:family="text">
      <style:text-properties style:font-name="Times New Roman" style:font-size-complex="12pt"/>
    </style:style>
    <style:style style:name="T133" style:parent-style-name="DefaultParagraphFont" style:family="text">
      <style:text-properties style:font-name="Times New Roman" style:font-size-complex="12pt" fo:language="bg" fo:country="BG"/>
    </style:style>
    <style:style style:name="T134" style:parent-style-name="DefaultParagraphFont" style:family="text">
      <style:text-properties style:font-name="Times New Roman" style:font-size-complex="12pt"/>
    </style:style>
    <style:style style:name="P135" style:parent-style-name="Normal" style:family="paragraph">
      <style:paragraph-properties fo:line-height="120%"/>
    </style:style>
    <style:style style:name="T136" style:parent-style-name="DefaultParagraphFont" style:family="text">
      <style:text-properties style:font-name="Times New Roman" style:font-size-complex="12pt" fo:language="bg" fo:country="BG"/>
    </style:style>
    <style:style style:name="T137" style:parent-style-name="DefaultParagraphFont" style:family="text">
      <style:text-properties style:font-name="Times New Roman" style:font-size-complex="12pt"/>
    </style:style>
    <style:style style:name="T138" style:parent-style-name="DefaultParagraphFont" style:family="text">
      <style:text-properties style:font-name="Times New Roman" style:font-size-complex="12pt" fo:language="bg" fo:country="BG"/>
    </style:style>
    <style:style style:name="T139" style:parent-style-name="DefaultParagraphFont" style:family="text">
      <style:text-properties style:font-name="Times New Roman" style:font-size-complex="12pt"/>
    </style:style>
    <style:style style:name="T140" style:parent-style-name="DefaultParagraphFont" style:family="text">
      <style:text-properties style:font-name="Times New Roman" style:font-size-complex="12pt" fo:language="bg" fo:country="BG"/>
    </style:style>
    <style:style style:name="T141" style:parent-style-name="DefaultParagraphFont" style:family="text">
      <style:text-properties style:font-name="Times New Roman" style:font-size-complex="12pt" fo:language="bg" fo:country="BG"/>
    </style:style>
    <style:style style:name="P142" style:parent-style-name="Normal" style:family="paragraph">
      <style:paragraph-properties fo:line-height="120%"/>
    </style:style>
    <style:style style:name="T143" style:parent-style-name="DefaultParagraphFont" style:family="text">
      <style:text-properties style:font-name="Times New Roman" style:font-size-complex="12pt"/>
    </style:style>
    <style:style style:name="T144" style:parent-style-name="DefaultParagraphFont" style:family="text">
      <style:text-properties style:font-name="Times New Roman" style:font-size-complex="12pt" fo:language="bg" fo:country="BG"/>
    </style:style>
    <style:style style:name="T145" style:parent-style-name="DefaultParagraphFont" style:family="text">
      <style:text-properties style:font-name="Times New Roman" style:font-size-complex="12pt"/>
    </style:style>
    <style:style style:name="T146" style:parent-style-name="DefaultParagraphFont" style:family="text">
      <style:text-properties style:font-name="Times New Roman" style:font-size-complex="12pt" fo:language="bg" fo:country="BG"/>
    </style:style>
    <style:style style:name="T147" style:parent-style-name="DefaultParagraphFont" style:family="text">
      <style:text-properties style:font-name="Times New Roman" style:font-size-complex="12pt"/>
    </style:style>
    <style:style style:name="T148" style:parent-style-name="DefaultParagraphFont" style:family="text">
      <style:text-properties style:font-name="Times New Roman" style:font-size-complex="12pt" fo:language="bg" fo:country="BG"/>
    </style:style>
    <style:style style:name="T149" style:parent-style-name="DefaultParagraphFont" style:family="text">
      <style:text-properties style:font-name="Times New Roman" style:font-size-complex="12pt"/>
    </style:style>
    <style:style style:name="T150" style:parent-style-name="DefaultParagraphFont" style:family="text">
      <style:text-properties style:font-name="Times New Roman" style:font-size-complex="12pt" fo:language="bg" fo:country="BG"/>
    </style:style>
    <style:style style:name="T151" style:parent-style-name="DefaultParagraphFont" style:family="text">
      <style:text-properties style:font-name="Times New Roman" style:font-size-complex="12pt"/>
    </style:style>
    <style:style style:name="T152" style:parent-style-name="DefaultParagraphFont" style:family="text">
      <style:text-properties style:font-name="Times New Roman" style:font-size-complex="12pt" fo:language="bg" fo:country="BG"/>
    </style:style>
    <style:style style:name="T153" style:parent-style-name="DefaultParagraphFont" style:family="text">
      <style:text-properties style:font-name="Times New Roman" style:font-size-complex="12pt" fo:language="bg" fo:country="BG"/>
    </style:style>
    <style:style style:name="P154" style:parent-style-name="Normal" style:family="paragraph">
      <style:paragraph-properties fo:line-height="120%"/>
    </style:style>
    <style:style style:name="T155" style:parent-style-name="DefaultParagraphFont" style:family="text">
      <style:text-properties style:font-name="Times New Roman" style:font-size-complex="12pt" fo:language="bg" fo:country="BG"/>
    </style:style>
    <style:style style:name="T156" style:parent-style-name="DefaultParagraphFont" style:family="text">
      <style:text-properties style:font-name="Times New Roman" style:font-size-complex="12pt"/>
    </style:style>
    <style:style style:name="T157" style:parent-style-name="DefaultParagraphFont" style:family="text">
      <style:text-properties style:font-name="Times New Roman" style:font-size-complex="12pt" fo:language="bg" fo:country="BG"/>
    </style:style>
    <style:style style:name="T158" style:parent-style-name="DefaultParagraphFont" style:family="text">
      <style:text-properties style:font-name="Times New Roman" style:font-size-complex="12pt"/>
    </style:style>
    <style:style style:name="T159" style:parent-style-name="DefaultParagraphFont" style:family="text">
      <style:text-properties style:font-name="Times New Roman" style:font-size-complex="12pt" fo:language="bg" fo:country="BG"/>
    </style:style>
    <style:style style:name="T160" style:parent-style-name="DefaultParagraphFont" style:family="text">
      <style:text-properties style:font-name="Times New Roman" style:font-size-complex="12pt" fo:language="bg" fo:country="BG"/>
    </style:style>
    <style:style style:name="P161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P162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63" style:parent-style-name="Normal" style:family="paragraph">
      <style:paragraph-properties fo:line-height="120%"/>
    </style:style>
    <style:style style:name="T164" style:parent-style-name="DefaultParagraphFont" style:family="text">
      <style:text-properties style:font-name="Times New Roman" style:font-size-complex="12pt" fo:language="bg" fo:country="BG"/>
    </style:style>
    <style:style style:name="T165" style:parent-style-name="DefaultParagraphFont" style:family="text">
      <style:text-properties style:font-name="Times New Roman" style:font-size-complex="12pt"/>
    </style:style>
    <style:style style:name="T166" style:parent-style-name="DefaultParagraphFont" style:family="text">
      <style:text-properties style:font-name="Times New Roman" style:font-size-complex="12pt" fo:language="bg" fo:country="BG"/>
    </style:style>
    <style:style style:name="T167" style:parent-style-name="DefaultParagraphFont" style:family="text">
      <style:text-properties style:font-name="Times New Roman" style:font-size-complex="12pt" fo:language="bg" fo:country="BG"/>
    </style:style>
    <style:style style:name="T168" style:parent-style-name="DefaultParagraphFont" style:family="text">
      <style:text-properties style:font-name="Times New Roman" style:font-size-complex="12pt"/>
    </style:style>
    <style:style style:name="T169" style:parent-style-name="DefaultParagraphFont" style:family="text">
      <style:text-properties style:font-name="Times New Roman" style:font-size-complex="12pt" fo:language="bg" fo:country="BG"/>
    </style:style>
    <style:style style:name="P170" style:parent-style-name="Normal" style:family="paragraph">
      <style:paragraph-properties fo:break-before="page" style:punctuation-wrap="hanging" style:text-autospace="ideograph-alpha" style:vertical-align="auto" fo:margin-bottom="0.1111in" fo:line-height="106%"/>
      <style:text-properties style:font-name="Times New Roman" style:font-size-complex="12pt" fo:language="bg" fo:country="BG"/>
    </style:style>
    <style:style style:name="P171" style:parent-style-name="Normal" style:family="paragraph">
      <style:paragraph-properties fo:line-height="120%"/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P172" style:parent-style-name="Normal" style:family="paragraph">
      <style:paragraph-properties fo:line-height="120%"/>
    </style:style>
    <style:style style:name="T173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T174" style:parent-style-name="DefaultParagraphFont" style:family="text">
      <style:text-properties style:font-name="Times New Roman" fo:font-weight="bold" style:font-weight-asian="bold" fo:font-size="16pt" style:font-size-asian="16pt" style:font-size-complex="14pt"/>
    </style:style>
    <style:style style:name="T175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T176" style:parent-style-name="DefaultParagraphFont" style:family="text">
      <style:text-properties style:font-name="Times New Roman" fo:font-weight="bold" style:font-weight-asian="bold" fo:font-size="16pt" style:font-size-asian="16pt" style:font-size-complex="14pt"/>
    </style:style>
    <style:style style:name="T177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T178" style:parent-style-name="DefaultParagraphFont" style:family="text">
      <style:text-properties style:font-name="Times New Roman" fo:font-weight="bold" style:font-weight-asian="bold" fo:font-size="16pt" style:font-size-asian="16pt" style:font-size-complex="14pt"/>
    </style:style>
    <style:style style:name="T179" style:parent-style-name="DefaultParagraphFont" style:family="text">
      <style:text-properties style:font-name="Times New Roman" fo:font-weight="bold" style:font-weight-asian="bold" fo:font-size="16pt" style:font-size-asian="16pt" style:font-size-complex="14pt" fo:language="bg" fo:country="BG"/>
    </style:style>
    <style:style style:name="P180" style:parent-style-name="Normal" style:family="paragraph">
      <style:text-properties style:font-name="Times New Roman" style:font-size-complex="12pt" fo:language="bg" fo:country="BG"/>
    </style:style>
    <style:style style:name="T181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T182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183" style:parent-style-name="DefaultParagraphFont" style:family="text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84" style:parent-style-name="Normal" style:family="paragraph">
      <style:text-properties style:font-name="Times New Roman" fo:font-weight="bold" style:font-weight-asian="bold" fo:font-size="14pt" style:font-size-asian="14pt" style:font-size-complex="14pt" fo:language="bg" fo:country="BG"/>
    </style:style>
    <style:style style:name="P185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P190" style:parent-style-name="Paragraph" style:family="paragraph">
      <style:text-properties fo:font-size="14pt" style:font-size-asian="14pt"/>
    </style:style>
    <style:style style:name="P191" style:parent-style-name="Paragraph" style:family="paragraph">
      <style:text-properties fo:font-size="14pt" style:font-size-asian="14pt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language="en" fo:country="US"/>
    </style:style>
    <style:style style:name="P197" style:parent-style-name="Paragraph" style:family="paragraph"/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language="en" fo:country="US"/>
    </style:style>
    <style:style style:name="P202" style:parent-style-name="Paragraph" style:family="paragraph"/>
    <style:style style:name="T203" style:parent-style-name="DefaultParagraphFont" style:family="text">
      <style:text-properties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language="en" fo:country="US"/>
    </style:style>
    <style:style style:name="P207" style:parent-style-name="Normal" style:family="paragraph">
      <style:text-properties style:font-name="Times New Roman" style:font-size-complex="14pt"/>
    </style:style>
    <style:style style:name="P208" style:parent-style-name="Normal" style:family="paragraph">
      <style:text-properties style:font-name="Times New Roman" fo:font-size="14pt" style:font-size-asian="14pt" style:font-size-complex="14pt" fo:language="bg" fo:country="BG"/>
    </style:style>
    <style:style style:name="P209" style:parent-style-name="Paragraph" style:family="paragraph">
      <style:paragraph-properties fo:margin-left="0.35in">
        <style:tab-stops/>
      </style:paragraph-properties>
    </style:style>
    <style:style style:name="T210" style:parent-style-name="DefaultParagraphFont" style:family="text">
      <style:text-properties fo:language="en" fo:country="US"/>
    </style:style>
    <style:style style:name="P211" style:parent-style-name="Paragraph" style:family="paragraph">
      <style:paragraph-properties fo:margin-left="0.35in">
        <style:tab-stops/>
      </style:paragraph-properties>
    </style:style>
    <style:style style:name="T212" style:parent-style-name="DefaultParagraphFont" style:family="text">
      <style:text-properties fo:language="en" fo:country="US"/>
    </style:style>
    <style:style style:name="P213" style:parent-style-name="Paragraph" style:family="paragraph"/>
    <style:style style:name="P214" style:parent-style-name="Paragraph" style:family="paragraph">
      <style:paragraph-properties fo:margin-left="0.6in">
        <style:tab-stops/>
      </style:paragraph-properties>
    </style:style>
    <style:style style:name="T215" style:parent-style-name="DefaultParagraphFont" style:family="text">
      <style:text-properties fo:font-style="italic" style:font-style-asian="italic" fo:language="en" fo:country="US"/>
    </style:style>
    <style:style style:name="T216" style:parent-style-name="DefaultParagraphFont" style:family="text">
      <style:text-properties fo:font-style="italic" style:font-style-asian="italic"/>
    </style:style>
    <style:style style:name="T217" style:parent-style-name="DefaultParagraphFont" style:family="text">
      <style:text-properties fo:font-style="italic" style:font-style-asian="italic" fo:language="en" fo:country="US"/>
    </style:style>
    <style:style style:name="T218" style:parent-style-name="DefaultParagraphFont" style:family="text">
      <style:text-properties fo:font-style="italic" style:font-style-asian="italic"/>
    </style:style>
    <style:style style:name="T219" style:parent-style-name="DefaultParagraphFont" style:family="text">
      <style:text-properties fo:font-style="italic" style:font-style-asian="italic" fo:language="en" fo:country="US"/>
    </style:style>
    <style:style style:name="P220" style:parent-style-name="Paragraph" style:family="paragraph">
      <style:paragraph-properties fo:margin-left="0.6in">
        <style:tab-stops/>
      </style:paragraph-properties>
    </style:style>
    <style:style style:name="P221" style:parent-style-name="Paragraph" style:family="paragraph">
      <style:paragraph-properties fo:margin-left="0.6in">
        <style:tab-stops/>
      </style:paragraph-properties>
    </style:style>
    <style:style style:name="T222" style:parent-style-name="DefaultParagraphFont" style:family="text">
      <style:text-properties fo:font-weight="bold" style:font-weight-asian="bold"/>
    </style:style>
    <style:style style:name="T223" style:parent-style-name="DefaultParagraphFont" style:family="text">
      <style:text-properties fo:font-style="italic" style:font-style-asian="italic"/>
    </style:style>
    <style:style style:name="T224" style:parent-style-name="DefaultParagraphFont" style:family="text">
      <style:text-properties fo:font-style="italic" style:font-style-asian="italic" fo:language="en" fo:country="US"/>
    </style:style>
    <style:style style:name="T225" style:parent-style-name="DefaultParagraphFont" style:family="text">
      <style:text-properties fo:font-style="italic" style:font-style-asian="italic" fo:language="en" fo:country="US"/>
    </style:style>
    <style:style style:name="T226" style:parent-style-name="DefaultParagraphFont" style:family="text">
      <style:text-properties fo:language="en" fo:country="US"/>
    </style:style>
    <style:style style:name="P227" style:parent-style-name="Paragraph" style:family="paragraph"/>
    <style:style style:name="P228" style:parent-style-name="Paragraph" style:family="paragraph">
      <style:paragraph-properties fo:margin-left="0.6in">
        <style:tab-stops/>
      </style:paragraph-properties>
    </style:style>
    <style:style style:name="T229" style:parent-style-name="DefaultParagraphFont" style:family="text">
      <style:text-properties fo:font-weight="bold" style:font-weight-asian="bold" fo:language="en" fo:country="US"/>
    </style:style>
    <style:style style:name="T230" style:parent-style-name="DefaultParagraphFont" style:family="text">
      <style:text-properties fo:font-style="italic" style:font-style-asian="italic" fo:language="en" fo:country="US"/>
    </style:style>
    <style:style style:name="T231" style:parent-style-name="DefaultParagraphFont" style:family="text">
      <style:text-properties fo:font-style="italic" style:font-style-asian="italic"/>
    </style:style>
    <style:style style:name="T232" style:parent-style-name="DefaultParagraphFont" style:family="text">
      <style:text-properties fo:font-style="italic" style:font-style-asian="italic" fo:language="en" fo:country="US"/>
    </style:style>
    <style:style style:name="T233" style:parent-style-name="DefaultParagraphFont" style:family="text">
      <style:text-properties fo:font-style="italic" style:font-style-asian="italic"/>
    </style:style>
    <style:style style:name="T234" style:parent-style-name="DefaultParagraphFont" style:family="text">
      <style:text-properties fo:font-style="italic" style:font-style-asian="italic" fo:language="en" fo:country="US"/>
    </style:style>
    <style:style style:name="T235" style:parent-style-name="DefaultParagraphFont" style:family="text">
      <style:text-properties fo:font-weight="bold" style:font-weight-asian="bold" fo:language="en" fo:country="US"/>
    </style:style>
    <style:style style:name="P236" style:parent-style-name="Paragraph" style:family="paragraph">
      <style:paragraph-properties fo:margin-left="0.6in">
        <style:tab-stops/>
      </style:paragraph-properties>
    </style:style>
    <style:style style:name="T237" style:parent-style-name="DefaultParagraphFont" style:family="text">
      <style:text-properties fo:font-weight="bold" style:font-weight-asian="bold" fo:language="en" fo:country="US"/>
    </style:style>
    <style:style style:name="T238" style:parent-style-name="DefaultParagraphFont" style:family="text">
      <style:text-properties fo:font-weight="bold" style:font-weight-asian="bold"/>
    </style:style>
    <style:style style:name="T239" style:parent-style-name="DefaultParagraphFont" style:family="text">
      <style:text-properties fo:font-style="italic" style:font-style-asian="italic" fo:language="en" fo:country="US"/>
    </style:style>
    <style:style style:name="T240" style:parent-style-name="DefaultParagraphFont" style:family="text">
      <style:text-properties fo:language="en" fo:country="US"/>
    </style:style>
    <style:style style:name="T241" style:parent-style-name="DefaultParagraphFont" style:family="text">
      <style:text-properties fo:font-style="italic" style:font-style-asian="italic" fo:language="en" fo:country="US"/>
    </style:style>
    <style:style style:name="T242" style:parent-style-name="DefaultParagraphFont" style:family="text">
      <style:text-properties fo:font-style="italic" style:font-style-asian="italic" fo:language="en" fo:country="US"/>
    </style:style>
    <style:style style:name="P243" style:parent-style-name="Paragraph" style:family="paragraph">
      <style:paragraph-properties fo:margin-left="0.6in">
        <style:tab-stops/>
      </style:paragraph-properties>
    </style:style>
    <style:style style:name="T244" style:parent-style-name="DefaultParagraphFont" style:family="text">
      <style:text-properties fo:font-weight="bold" style:font-weight-asian="bold"/>
    </style:style>
    <style:style style:name="T245" style:parent-style-name="DefaultParagraphFont" style:family="text">
      <style:text-properties fo:font-weight="bold" style:font-weight-asian="bold"/>
    </style:style>
    <style:style style:name="T246" style:parent-style-name="DefaultParagraphFont" style:family="text">
      <style:text-properties fo:font-weight="bold" style:font-weight-asian="bold" fo:language="en" fo:country="US"/>
    </style:style>
    <style:style style:name="T247" style:parent-style-name="DefaultParagraphFont" style:family="text">
      <style:text-properties fo:font-style="italic" style:font-style-asian="italic" fo:language="en" fo:country="US"/>
    </style:style>
    <style:style style:name="T248" style:parent-style-name="DefaultParagraphFont" style:family="text">
      <style:text-properties fo:font-weight="bold" style:font-weight-asian="bold" fo:language="en" fo:country="US"/>
    </style:style>
    <style:style style:name="T249" style:parent-style-name="DefaultParagraphFont" style:family="text">
      <style:text-properties fo:language="en" fo:country="US"/>
    </style:style>
    <style:style style:name="P250" style:parent-style-name="Paragraph" style:family="paragraph">
      <style:paragraph-properties fo:margin-left="0.6in">
        <style:tab-stops/>
      </style:paragraph-properties>
    </style:style>
    <style:style style:name="T251" style:parent-style-name="DefaultParagraphFont" style:family="text">
      <style:text-properties fo:font-weight="bold" style:font-weight-asian="bold"/>
    </style:style>
    <style:style style:name="T252" style:parent-style-name="DefaultParagraphFont" style:family="text">
      <style:text-properties fo:language="en" fo:country="US"/>
    </style:style>
    <style:style style:name="T253" style:parent-style-name="DefaultParagraphFont" style:family="text">
      <style:text-properties fo:language="en" fo:country="US"/>
    </style:style>
    <style:style style:name="P254" style:parent-style-name="Paragraph" style:family="paragraph"/>
    <style:style style:name="P255" style:parent-style-name="Paragraph" style:family="paragraph">
      <style:paragraph-properties fo:margin-left="0.6in">
        <style:tab-stops/>
      </style:paragraph-properties>
    </style:style>
    <style:style style:name="T256" style:parent-style-name="DefaultParagraphFont" style:family="text">
      <style:text-properties fo:font-weight="bold" style:font-weight-asian="bold" fo:language="en" fo:country="US"/>
    </style:style>
    <style:style style:name="T257" style:parent-style-name="DefaultParagraphFont" style:family="text">
      <style:text-properties fo:font-style="italic" style:font-style-asian="italic" fo:language="en" fo:country="US"/>
    </style:style>
    <style:style style:name="T258" style:parent-style-name="DefaultParagraphFont" style:family="text">
      <style:text-properties fo:font-style="italic" style:font-style-asian="italic"/>
    </style:style>
    <style:style style:name="T259" style:parent-style-name="DefaultParagraphFont" style:family="text">
      <style:text-properties fo:font-style="italic" style:font-style-asian="italic" fo:language="en" fo:country="US"/>
    </style:style>
    <style:style style:name="T260" style:parent-style-name="DefaultParagraphFont" style:family="text">
      <style:text-properties fo:font-weight="bold" style:font-weight-asian="bold" fo:language="en" fo:country="US"/>
    </style:style>
    <style:style style:name="T261" style:parent-style-name="DefaultParagraphFont" style:family="text">
      <style:text-properties fo:font-weight="bold" style:font-weight-asian="bold" fo:language="en" fo:country="US"/>
    </style:style>
    <style:style style:name="T262" style:parent-style-name="DefaultParagraphFont" style:family="text">
      <style:text-properties fo:font-weight="bold" style:font-weight-asian="bold" fo:language="en" fo:country="US"/>
    </style:style>
    <style:style style:name="T263" style:parent-style-name="DefaultParagraphFont" style:family="text">
      <style:text-properties fo:language="en" fo:country="US"/>
    </style:style>
    <style:style style:name="P264" style:parent-style-name="Paragraph" style:family="paragraph">
      <style:paragraph-properties fo:margin-left="0.6in">
        <style:tab-stops/>
      </style:paragraph-properties>
    </style:style>
    <style:style style:name="T265" style:parent-style-name="DefaultParagraphFont" style:family="text">
      <style:text-properties fo:font-weight="bold" style:font-weight-asian="bold"/>
    </style:style>
    <style:style style:name="T266" style:parent-style-name="DefaultParagraphFont" style:family="text">
      <style:text-properties fo:font-weight="bold" style:font-weight-asian="bold"/>
    </style:style>
    <style:style style:name="T267" style:parent-style-name="DefaultParagraphFont" style:family="text">
      <style:text-properties fo:font-weight="bold" style:font-weight-asian="bold" fo:language="en" fo:country="US"/>
    </style:style>
    <style:style style:name="T268" style:parent-style-name="DefaultParagraphFont" style:family="text">
      <style:text-properties fo:font-style="italic" style:font-style-asian="italic" fo:language="en" fo:country="US"/>
    </style:style>
    <style:style style:name="T269" style:parent-style-name="DefaultParagraphFont" style:family="text">
      <style:text-properties fo:font-weight="bold" style:font-weight-asian="bold"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language="en" fo:country="US"/>
    </style:style>
    <style:style style:name="P272" style:parent-style-name="Paragraph" style:family="paragraph"/>
    <style:style style:name="P273" style:parent-style-name="Paragraph" style:family="paragraph">
      <style:paragraph-properties fo:margin-left="0.6in">
        <style:tab-stops/>
      </style:paragraph-properties>
    </style:style>
    <style:style style:name="T274" style:parent-style-name="DefaultParagraphFont" style:family="text">
      <style:text-properties fo:font-weight="bold" style:font-weight-asian="bold" fo:language="en" fo:country="US"/>
    </style:style>
    <style:style style:name="T275" style:parent-style-name="DefaultParagraphFont" style:family="text">
      <style:text-properties fo:font-style="italic" style:font-style-asian="italic" fo:language="en" fo:country="US"/>
    </style:style>
    <style:style style:name="T276" style:parent-style-name="DefaultParagraphFont" style:family="text">
      <style:text-properties fo:font-style="italic" style:font-style-asian="italic" fo:language="en" fo:country="US"/>
    </style:style>
    <style:style style:name="T277" style:parent-style-name="DefaultParagraphFont" style:family="text">
      <style:text-properties fo:font-style="italic" style:font-style-asian="italic"/>
    </style:style>
    <style:style style:name="T278" style:parent-style-name="DefaultParagraphFont" style:family="text">
      <style:text-properties fo:font-style="italic" style:font-style-asian="italic" fo:language="en" fo:country="US"/>
    </style:style>
    <style:style style:name="T279" style:parent-style-name="DefaultParagraphFont" style:family="text">
      <style:text-properties fo:font-style="italic" style:font-style-asian="italic"/>
    </style:style>
    <style:style style:name="T280" style:parent-style-name="DefaultParagraphFont" style:family="text">
      <style:text-properties fo:font-style="italic" style:font-style-asian="italic" fo:language="en" fo:country="US"/>
    </style:style>
    <style:style style:name="T281" style:parent-style-name="DefaultParagraphFont" style:family="text">
      <style:text-properties fo:font-weight="bold" style:font-weight-asian="bold"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font-weight="bold" style:font-weight-asian="bold"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font-weight="bold" style:font-weight-asian="bold" fo:language="en" fo:country="US"/>
    </style:style>
    <style:style style:name="T286" style:parent-style-name="DefaultParagraphFont" style:family="text">
      <style:text-properties fo:language="en" fo:country="US"/>
    </style:style>
    <style:style style:name="P287" style:parent-style-name="Paragraph" style:family="paragraph">
      <style:paragraph-properties fo:margin-left="0.6in">
        <style:tab-stops/>
      </style:paragraph-properties>
    </style:style>
    <style:style style:name="P288" style:parent-style-name="Paragraph" style:family="paragraph">
      <style:paragraph-properties fo:margin-left="0.6in">
        <style:tab-stops/>
      </style:paragraph-properties>
    </style:style>
    <style:style style:name="T289" style:parent-style-name="DefaultParagraphFont" style:family="text">
      <style:text-properties fo:font-weight="bold" style:font-weight-asian="bold"/>
    </style:style>
    <style:style style:name="T290" style:parent-style-name="DefaultParagraphFont" style:family="text">
      <style:text-properties fo:font-weight="bold" style:font-weight-asian="bold" fo:language="en" fo:country="US"/>
    </style:style>
    <style:style style:name="T291" style:parent-style-name="DefaultParagraphFont" style:family="text">
      <style:text-properties fo:font-style="italic" style:font-style-asian="italic" fo:language="en" fo:country="US"/>
    </style:style>
    <style:style style:name="T292" style:parent-style-name="DefaultParagraphFont" style:family="text">
      <style:text-properties fo:font-weight="bold" style:font-weight-asian="bold" fo:language="en" fo:country="US"/>
    </style:style>
    <style:style style:name="T293" style:parent-style-name="DefaultParagraphFont" style:family="text">
      <style:text-properties fo:font-style="italic" style:font-style-asian="italic"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298" style:parent-style-name="DefaultParagraphFont" style:family="text">
      <style:text-properties fo:language="en" fo:country="US"/>
    </style:style>
    <style:style style:name="P299" style:parent-style-name="Paragraph" style:family="paragraph"/>
    <style:style style:name="P300" style:parent-style-name="Paragraph" style:family="paragraph">
      <style:paragraph-properties fo:margin-left="0.25in">
        <style:tab-stops/>
      </style:paragraph-properties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language="en" fo:country="US"/>
    </style:style>
    <style:style style:name="P304" style:parent-style-name="Paragraph" style:family="paragraph">
      <style:paragraph-properties fo:margin-left="0.25in">
        <style:tab-stops/>
      </style:paragraph-properties>
    </style:style>
    <style:style style:name="P305" style:parent-style-name="Paragraph" style:family="paragraph">
      <style:paragraph-properties fo:margin-left="0.25in">
        <style:tab-stops/>
      </style:paragraph-properties>
    </style:style>
    <style:style style:name="P306" style:parent-style-name="Paragraph" style:family="paragraph">
      <style:paragraph-properties fo:margin-left="0.25in">
        <style:tab-stops/>
      </style:paragraph-properties>
    </style:style>
    <style:style style:name="P307" style:parent-style-name="Paragraph" style:family="paragraph">
      <style:paragraph-properties fo:margin-left="0.25in">
        <style:tab-stops/>
      </style:paragraph-properties>
    </style:style>
    <style:style style:name="P308" style:parent-style-name="Paragraph" style:family="paragraph"/>
    <style:style style:name="T309" style:parent-style-name="DefaultParagraphFont" style:family="text">
      <style:text-properties fo:language="en" fo:country="US"/>
    </style:style>
    <style:style style:name="P310" style:parent-style-name="Paragraph" style:family="paragraph">
      <style:paragraph-properties fo:margin-left="0.75in">
        <style:tab-stops/>
      </style:paragraph-properties>
    </style:style>
    <style:style style:name="P311" style:parent-style-name="Paragraph" style:family="paragraph">
      <style:text-properties fo:language="en" fo:country="US"/>
    </style:style>
    <style:style style:name="P312" style:parent-style-name="Paragraph" style:family="paragraph">
      <style:paragraph-properties fo:margin-left="0.75in">
        <style:tab-stops/>
      </style:paragraph-properties>
    </style:style>
    <style:style style:name="T313" style:parent-style-name="DefaultParagraphFont" style:family="text">
      <style:text-properties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language="en" fo:country="US"/>
    </style:style>
    <style:style style:name="P316" style:parent-style-name="Paragraph" style:family="paragraph">
      <style:text-properties fo:language="en" fo:country="US"/>
    </style:style>
    <style:style style:name="P317" style:parent-style-name="Paragraph" style:family="paragraph">
      <style:paragraph-properties fo:margin-left="0.75in">
        <style:tab-stops/>
      </style:paragraph-properties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language="en" fo:country="US"/>
    </style:style>
    <style:style style:name="T321" style:parent-style-name="DefaultParagraphFont" style:family="text">
      <style:text-properties fo:language="en" fo:country="US"/>
    </style:style>
    <style:style style:name="P322" style:parent-style-name="Paragraph" style:family="paragraph">
      <style:text-properties fo:language="en" fo:country="US"/>
    </style:style>
    <style:style style:name="P323" style:parent-style-name="Paragraph" style:family="paragraph">
      <style:paragraph-properties fo:margin-left="0.75in">
        <style:tab-stops/>
      </style:paragraph-properties>
    </style:style>
    <style:style style:name="T324" style:parent-style-name="DefaultParagraphFont" style:family="text">
      <style:text-properties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language="en" fo:country="US"/>
    </style:style>
    <style:style style:name="P327" style:parent-style-name="Paragraph" style:family="paragraph">
      <style:text-properties fo:language="en" fo:country="US"/>
    </style:style>
    <style:style style:name="P328" style:parent-style-name="Paragraph" style:family="paragraph">
      <style:paragraph-properties fo:margin-left="0.75in">
        <style:tab-stops/>
      </style:paragraph-properties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language="en" fo:country="US"/>
    </style:style>
    <style:style style:name="T332" style:parent-style-name="DefaultParagraphFont" style:family="text">
      <style:text-properties fo:language="en" fo:country="US"/>
    </style:style>
    <style:style style:name="P333" style:parent-style-name="Paragraph" style:family="paragraph">
      <style:text-properties fo:language="en" fo:country="US"/>
    </style:style>
    <style:style style:name="P334" style:parent-style-name="Paragraph" style:family="paragraph">
      <style:paragraph-properties fo:margin-left="0.75in">
        <style:tab-stops/>
      </style:paragraph-properties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language="en" fo:country="US"/>
    </style:style>
    <style:style style:name="P339" style:parent-style-name="Paragraph" style:family="paragraph">
      <style:text-properties fo:language="en" fo:country="US"/>
    </style:style>
    <style:style style:name="P340" style:parent-style-name="Paragraph" style:family="paragraph">
      <style:paragraph-properties fo:margin-left="0.75in">
        <style:tab-stops/>
      </style:paragraph-properties>
    </style:style>
    <style:style style:name="T341" style:parent-style-name="DefaultParagraphFont" style:family="text">
      <style:text-properties fo:language="en" fo:country="US"/>
    </style:style>
    <style:style style:name="T342" style:parent-style-name="DefaultParagraphFont" style:family="text">
      <style:text-properties fo:language="en" fo:country="US"/>
    </style:style>
    <style:style style:name="T343" style:parent-style-name="DefaultParagraphFont" style:family="text">
      <style:text-properties fo:font-weight="bold" style:font-weight-asian="bold" fo:language="en" fo:country="US"/>
    </style:style>
    <style:style style:name="T344" style:parent-style-name="DefaultParagraphFont" style:family="text">
      <style:text-properties fo:font-weight="bold" style:font-weight-asian="bold" fo:language="en" fo:country="US"/>
    </style:style>
    <style:style style:name="T345" style:parent-style-name="DefaultParagraphFont" style:family="text">
      <style:text-properties fo:font-weight="bold" style:font-weight-asian="bold"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efaultParagraphFont" style:family="text">
      <style:text-properties fo:language="en" fo:country="US"/>
    </style:style>
    <style:style style:name="P349" style:parent-style-name="Paragraph" style:family="paragraph">
      <style:paragraph-properties fo:margin-left="0.75in">
        <style:tab-stops/>
      </style:paragraph-properties>
      <style:text-properties fo:language="en" fo:country="US"/>
    </style:style>
    <style:style style:name="P350" style:parent-style-name="Paragraph" style:family="paragraph">
      <style:paragraph-properties fo:text-indent="0.5in"/>
    </style:style>
    <style:style style:name="T351" style:parent-style-name="DefaultParagraphFont" style:family="text">
      <style:text-properties fo:font-weight="bold" style:font-weight-asian="bold" fo:language="en" fo:country="US"/>
    </style:style>
    <style:style style:name="T352" style:parent-style-name="DefaultParagraphFont" style:family="text">
      <style:text-properties fo:font-weight="bold" style:font-weight-asian="bold"/>
    </style:style>
    <style:style style:name="P353" style:parent-style-name="Paragraph" style:family="paragraph">
      <style:paragraph-properties fo:text-indent="0.5in"/>
    </style:style>
    <style:style style:name="T354" style:parent-style-name="DefaultParagraphFont" style:family="text">
      <style:text-properties fo:language="en" fo:country="US"/>
    </style:style>
    <style:style style:name="T355" style:parent-style-name="DefaultParagraphFont" style:family="text">
      <style:text-properties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language="en" fo:country="US"/>
    </style:style>
    <style:style style:name="P358" style:parent-style-name="Paragraph" style:family="paragraph"/>
    <style:style style:name="T359" style:parent-style-name="DefaultParagraphFont" style:family="text">
      <style:text-properties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language="en" fo:country="US"/>
    </style:style>
    <style:style style:name="P362" style:parent-style-name="Paragraph" style:family="paragraph"/>
    <style:style style:name="T363" style:parent-style-name="DefaultParagraphFont" style:family="text">
      <style:text-properties fo:language="en" fo:country="US"/>
    </style:style>
    <style:style style:name="T364" style:parent-style-name="DefaultParagraphFont" style:family="text">
      <style:text-properties fo:language="en" fo:country="US"/>
    </style:style>
    <style:style style:name="T365" style:parent-style-name="DefaultParagraphFont" style:family="text">
      <style:text-properties fo:language="en" fo:country="US"/>
    </style:style>
    <style:style style:name="P366" style:parent-style-name="Paragraph" style:family="paragraph">
      <style:text-properties fo:language="en" fo:country="US"/>
    </style:style>
    <style:style style:name="P367" style:parent-style-name="Paragraph" style:family="paragraph">
      <style:paragraph-properties fo:margin-left="0.75in">
        <style:tab-stops/>
      </style:paragraph-properties>
    </style:style>
    <style:style style:name="T368" style:parent-style-name="DefaultParagraphFont" style:family="text">
      <style:text-properties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language="en" fo:country="US"/>
    </style:style>
    <style:style style:name="P371" style:parent-style-name="Paragraph" style:family="paragraph">
      <style:paragraph-properties fo:margin-left="0.75in">
        <style:tab-stops/>
      </style:paragraph-properties>
    </style:style>
    <style:style style:name="P372" style:parent-style-name="Paragraph" style:family="paragraph">
      <style:paragraph-properties fo:margin-left="0.75in">
        <style:tab-stops/>
      </style:paragraph-properties>
    </style:style>
    <style:style style:name="T373" style:parent-style-name="DefaultParagraphFont" style:family="text">
      <style:text-properties fo:language="en" fo:country="US"/>
    </style:style>
    <style:style style:name="P374" style:parent-style-name="Paragraph" style:family="paragraph">
      <style:paragraph-properties fo:margin-left="0.5in">
        <style:tab-stops/>
      </style:paragraph-properties>
    </style:style>
    <style:style style:name="P375" style:parent-style-name="Paragraph" style:family="paragraph"/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language="en" fo:country="US"/>
    </style:style>
    <style:style style:name="T378" style:parent-style-name="DefaultParagraphFont" style:family="text">
      <style:text-properties fo:language="en" fo:country="US"/>
    </style:style>
    <style:style style:name="P379" style:parent-style-name="Paragraph" style:family="paragraph"/>
    <style:style style:name="T380" style:parent-style-name="DefaultParagraphFont" style:family="text">
      <style:text-properties fo:language="en" fo:country="US"/>
    </style:style>
    <style:style style:name="T381" style:parent-style-name="DefaultParagraphFont" style:family="text">
      <style:text-properties fo:language="en" fo:country="US"/>
    </style:style>
    <style:style style:name="T382" style:parent-style-name="DefaultParagraphFont" style:family="text">
      <style:text-properties fo:language="en" fo:country="US"/>
    </style:style>
    <style:style style:name="P383" style:parent-style-name="Paragraph" style:family="paragraph"/>
    <style:style style:name="T384" style:parent-style-name="DefaultParagraphFont" style:family="text">
      <style:text-properties fo:language="en" fo:country="US"/>
    </style:style>
    <style:style style:name="T385" style:parent-style-name="DefaultParagraphFont" style:family="text">
      <style:text-properties fo:language="en" fo:country="US"/>
    </style:style>
    <style:style style:name="P386" style:parent-style-name="Paragraph" style:family="paragraph">
      <style:paragraph-properties fo:margin-left="0.5in">
        <style:tab-stops/>
      </style:paragraph-properties>
    </style:style>
    <style:style style:name="T387" style:parent-style-name="DefaultParagraphFont" style:family="text">
      <style:text-properties fo:language="en" fo:country="US"/>
    </style:style>
    <style:style style:name="P388" style:parent-style-name="Paragraph" style:family="paragraph">
      <style:paragraph-properties fo:margin-left="0.5in">
        <style:tab-stops/>
      </style:paragraph-properties>
    </style:style>
    <style:style style:name="P389" style:parent-style-name="Paragraph" style:family="paragraph"/>
    <style:style style:name="T390" style:parent-style-name="DefaultParagraphFont" style:family="text">
      <style:text-properties fo:language="en" fo:country="US"/>
    </style:style>
    <style:style style:name="P391" style:parent-style-name="Paragraph" style:family="paragraph"/>
    <style:style style:name="T392" style:parent-style-name="DefaultParagraphFont" style:family="text">
      <style:text-properties fo:language="en" fo:country="US"/>
    </style:style>
    <style:style style:name="P393" style:parent-style-name="Paragraph" style:family="paragraph"/>
    <style:style style:name="T394" style:parent-style-name="DefaultParagraphFont" style:family="text">
      <style:text-properties fo:language="en" fo:country="US"/>
    </style:style>
    <style:style style:name="P395" style:parent-style-name="Paragraph" style:family="paragraph"/>
    <style:style style:name="T396" style:parent-style-name="DefaultParagraphFont" style:family="text">
      <style:text-properties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language="en" fo:country="US"/>
    </style:style>
    <style:style style:name="P399" style:parent-style-name="Paragraph" style:family="paragraph"/>
    <style:style style:name="T400" style:parent-style-name="DefaultParagraphFont" style:family="text">
      <style:text-properties fo:language="en" fo:country="US"/>
    </style:style>
    <style:style style:name="P401" style:parent-style-name="Paragraph" style:family="paragraph">
      <style:paragraph-properties fo:margin-left="0.5in">
        <style:tab-stops/>
      </style:paragraph-properties>
    </style:style>
    <style:style style:name="T402" style:parent-style-name="DefaultParagraphFont" style:family="text">
      <style:text-properties fo:font-style="italic" style:font-style-asian="italic"/>
    </style:style>
    <style:style style:name="T403" style:parent-style-name="DefaultParagraphFont" style:family="text">
      <style:text-properties fo:font-style="italic" style:font-style-asian="italic"/>
    </style:style>
    <style:style style:name="P404" style:parent-style-name="Paragraph" style:family="paragraph"/>
    <style:style style:name="T405" style:parent-style-name="DefaultParagraphFont" style:family="text">
      <style:text-properties fo:language="en" fo:country="US"/>
    </style:style>
    <style:style style:name="P406" style:parent-style-name="Paragraph" style:family="paragraph">
      <style:paragraph-properties fo:margin-left="0.75in">
        <style:tab-stops/>
      </style:paragraph-properties>
    </style:style>
    <style:style style:name="T407" style:parent-style-name="DefaultParagraphFont" style:family="text">
      <style:text-properties fo:language="en" fo:country="US"/>
    </style:style>
    <style:style style:name="T408" style:parent-style-name="DefaultParagraphFont" style:family="text">
      <style:text-properties fo:language="en" fo:country="US"/>
    </style:style>
    <style:style style:name="P409" style:parent-style-name="Paragraph" style:family="paragraph">
      <style:paragraph-properties fo:margin-left="0.75in">
        <style:tab-stops/>
      </style:paragraph-properties>
    </style:style>
    <style:style style:name="P410" style:parent-style-name="Paragraph" style:family="paragraph">
      <style:paragraph-properties fo:margin-left="0.75in">
        <style:tab-stops/>
      </style:paragraph-properties>
    </style:style>
    <style:style style:name="T411" style:parent-style-name="DefaultParagraphFont" style:family="text">
      <style:text-properties fo:font-weight="bold" style:font-weight-asian="bold" fo:language="en" fo:country="US"/>
    </style:style>
    <style:style style:name="T412" style:parent-style-name="DefaultParagraphFont" style:family="text">
      <style:text-properties fo:font-weight="bold" style:font-weight-asian="bold" fo:language="en" fo:country="US"/>
    </style:style>
    <style:style style:name="P413" style:parent-style-name="Paragraph" style:family="paragraph">
      <style:paragraph-properties fo:margin-left="0.75in">
        <style:tab-stops/>
      </style:paragraph-properties>
    </style:style>
    <style:style style:name="P414" style:parent-style-name="Paragraph" style:family="paragraph"/>
    <style:style style:name="T415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ТЕХНОЛОГИЧЕСКО УЧИЛИЩЕ ЕЛЕКТРОННИ СИСТЕМИ</text:p>
      <text:p text:style-name="P2">към ТЕХНИЧЕСКИ УНИВЕРСИТЕТ - СОФИЯ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ДИПЛОМНА <text:s/>РАБОТА</text:p>
      <text:p text:style-name="P17"/>
      <text:p text:style-name="P18"/>
      <text:p text:style-name="P19"/>
      <text:p text:style-name="P20"/>
      <text:p text:style-name="P21"/>
      <text:p text:style-name="P22"><text:span text:style-name="T23">Тема</text:span><text:span text:style-name="T24">:<text:s/></text:span><text:span text:style-name="T25">Реализация на<text:s/></text:span><text:span text:style-name="T26">BitTorrent<text:s/></text:span><text:span text:style-name="T27">клиент</text:span></text:p>
      <text:p text:style-name="P28"/>
      <text:p text:style-name="P29"/>
      <text:p text:style-name="P30"/>
      <text:p text:style-name="P31"/>
      <text:p text:style-name="P32"/>
      <text:p text:style-name="P33">Дипломант:<text:tab/><text:tab/><text:tab/><text:tab/><text:tab/>Научен<text:s/>ръководител:</text:p>
      <text:p text:style-name="P34"><text:span text:style-name="T35">Максим Станиславов Харизанов</text:span><text:span text:style-name="T36"><text:tab/></text:span><text:span text:style-name="T37"><text:tab/>гл. ас. Любомир Чорбаджиев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СОФИЯ</text:p>
      <text:p text:style-name="P48"/>
      <text:p text:style-name="P49"><text:span text:style-name="T50">201</text:span><text:span text:style-name="T51">3</text:span></text:p>
      <text:p text:style-name="Normal"/>
      <text:p text:style-name="Normal"/>
      <text:p text:style-name="Normal"/>
      <text:h text:style-name="P52" text:outline-level="2"/>
      <text:p text:style-name="P53"><text:span text:style-name="T54"><draw:frame draw:z-index="251658240" draw:id="id0" draw:style-name="a0" draw:name="Text Box 1" text:anchor-type="paragraph" svg:x="0.7215in" svg:y="-0.3013in" svg:width="0in" svg:height="0in" style:rel-width="scale" style:rel-height="scale"><draw:text-box><text:p text:style-name="P55"><text:span text:style-name="T56"><draw:frame draw:z-index="251659264" draw:id="id1" draw:style-name="a1" draw:name="Object 1" text:anchor-type="as-char" svg:x="0in" svg:y="0in" svg:width="1.75in" svg:height="0.9479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svg:title/><svg:desc/></draw:frame></text:span><text:span text:style-name="T57">T</text:span><text:span text:style-name="T58">ЕХНОЛОГИЧЕСКО <text:s/>УЧИЛИЩЕ</text:span></text:p>
      <text:p text:style-name="P59">ЕЛЕКТРОННИ <text:s/>СИСТЕМИ<text:s/></text:p>
      <text:p text:style-name="P60">към <text:s/>ТЕХНИЧЕСКИ <text:s/>УНИВЕРСИТЕТ - СОФИЯ</text:p>
      <text:p text:style-name="Normal"/>
      <text:p text:style-name="P61"><text:span text:style-name="T62">Дата на заданието: <text:s text:c="2"/>01.11.2012<text:s/></text:span><text:span text:style-name="T63">г</text:span><text:span text:style-name="T64">.</text:span><text:span text:style-name="T65"><text:tab/></text:span><text:span text:style-name="T66"><text:tab/></text:span><text:span text:style-name="T67">Утвърждавам: .....................</text:span><text:span text:style-name="T68">......</text:span><text:span text:style-name="T69">...</text:span></text:p>
      <text:p text:style-name="P70"><text:span text:style-name="T71">Дата на предаване: <text:s text:c="2"/>20.</text:span><text:span text:style-name="T72">03</text:span><text:span text:style-name="T73">.2013<text:s/></text:span><text:span text:style-name="T74">г</text:span><text:span text:style-name="T75">.</text:span></text:p>
      <text:p text:style-name="P76"/>
      <text:p text:style-name="P77">ЗАДАНИЕ</text:p>
      <text:p text:style-name="P78">за дипломна работа</text:p>
      <text:p text:style-name="P79"/>
      <text:p text:style-name="P80">на ученика Максим Станиславов Харизанов, 12А</text:p>
      <text:p text:style-name="P81"/>
      <text:list text:style-name="LFO1" text:continue-numbering="true">
        <text:list-item>
          <text:p text:style-name="P82">Тема</text:p>
        </text:list-item>
      </text:list>
      <text:p text:style-name="ListParagraph"><text:span text:style-name="T83">Реализация на<text:s/></text:span><text:span text:style-name="T84">BitTorrent<text:s/></text:span><text:span text:style-name="T85">клиент</text:span></text:p>
      <text:p text:style-name="P86"/>
      <text:list text:style-name="LFO1" text:continue-numbering="true">
        <text:list-item>
          <text:p text:style-name="P87">Изисквания</text:p>
        </text:list-item>
      </text:list>
      <text:list text:style-name="LFO2" text:continue-numbering="true">
        <text:list-item>
          <text:p text:style-name="P88">Реализиране на прочитането на bencoded съдържание</text:p>
        </text:list-item>
        <text:list-item>
          <text:p text:style-name="P89">Реализиране на създаването на GET заявката до тракера</text:p>
        </text:list-item>
        <text:list-item>
          <text:p text:style-name="P90">Реализиране на част от протокола за комуникация с пиърите (с цел цялостна имплементация с общи усилия)</text:p>
        </text:list-item>
      </text:list>
      <text:p text:style-name="P91"/>
      <text:list text:style-name="LFO1" text:continue-numbering="true">
        <text:list-item>
          <text:p text:style-name="P92"><text:span text:style-name="T93">Съдържание</text:span></text:p>
          <text:list text:continue-numbering="true">
            <text:list-item>
              <text:p text:style-name="P94">Обзор</text:p>
            </text:list-item>
            <text:list-item>
              <text:p text:style-name="P95">Същинска част</text:p>
            </text:list-item>
            <text:list-item>
              <text:p text:style-name="P96">Приложение</text:p>
            </text:list-item>
          </text:list>
        </text:list-item>
      </text:list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<text:span text:style-name="T105">Дипломант:<text:s/></text:span><text:span text:style-name="T106">…………………….</text:span></text:p>
      <text:p text:style-name="P107"/>
      <text:p text:style-name="P108"/>
      <text:p text:style-name="P109"><text:span text:style-name="T110">Ръководител:</text:span><text:span text:style-name="T111"><text:s/>…………………….</text:span></text:p>
      <text:p text:style-name="P112"><text:span text:style-name="T113">(</text:span><text:span text:style-name="T114">гл. ас. Любомир Чорбаджиев</text:span><text:span text:style-name="T115">)</text:span></text:p>
      <text:p text:style-name="P116"/>
      <text:p text:style-name="P117"><text:span text:style-name="T118">Директор:</text:span><text:span text:style-name="T119"><text:s/>…………………….</text:span></text:p>
      <text:p text:style-name="P120"><text:span text:style-name="T121">(</text:span><text:span text:style-name="T122">гл. ас. д-р Стела Стефанова</text:span><text:span text:style-name="T123">)</text:span></text:p>
      <text:p text:style-name="P124"/>
      <text:p text:style-name="P125"/>
      <text:p text:style-name="P126">Увод</text:p>
      <text:p text:style-name="P127"><text:span text:style-name="T128">Лавинообразното нарастване в използването на интернет през последните години налага заменянето на традиционния подход „сървър – клиент“ при предлагането на големи обеми о</text:span><text:span text:style-name="T129">т данни с по-гъвкав и децентрализиран метод за обмен, носещ названието „</text:span><text:span text:style-name="T130">peer-to-peer”</text:span><text:span text:style-name="T131">, или „</text:span><text:span text:style-name="T132">P2P</text:span><text:span text:style-name="T133">“</text:span><text:span text:style-name="T134">.</text:span></text:p>
      <text:p text:style-name="P135"><text:span text:style-name="T136">Може би най-разпространеният<text:s/></text:span><text:span text:style-name="T137">peer-to-peer<text:s/></text:span><text:span text:style-name="T138">протокол в наши дни е<text:s/></text:span><text:span text:style-name="T139">BitTorrent.<text:s/></text:span><text:span text:style-name="T140">Той е един доказал се протокол, като успява да предложи надеждност, сравнима с таз</text:span><text:span text:style-name="T141">и на сървър – клиент архитектурата, както и по-високи скорости, при почти нулева цена на базовата инфраструктура.</text:span></text:p>
      <text:p text:style-name="P142"><text:span text:style-name="T143">BitTorrent<text:s/></text:span><text:span text:style-name="T144">се гради на опита на по-стари<text:s/></text:span><text:span text:style-name="T145">P2P<text:s/></text:span><text:span text:style-name="T146">протоколи като<text:s/></text:span><text:span text:style-name="T147">FastTrack<text:s/></text:span><text:span text:style-name="T148">и<text:s/></text:span><text:span text:style-name="T149">Napster,<text:s/></text:span><text:span text:style-name="T150">учейки се от грешките им, но</text:span><text:span text:style-name="T151"><text:s/></text:span><text:span text:style-name="T152">стараещ се да запази предимстват</text:span><text:span text:style-name="T153">а им.</text:span></text:p>
      <text:p text:style-name="P154"><text:span text:style-name="T155">Поради сравнителната си сложност и широкото си приложение, реализацията на<text:s/></text:span><text:span text:style-name="T156">BitTorrent<text:s/></text:span><text:span text:style-name="T157">клиент е примамлива тема за всяка дипломна работа, интегрирайки в един</text:span><text:span text:style-name="T158"><text:s/>продукт</text:span><text:span text:style-name="T159"><text:s/>голяма част от учебния материал, изучен през годините, както и солидно количество<text:s/></text:span><text:span text:style-name="T160">лична изследователска дейност, обогатяваща професионалния опит.</text:span></text:p>
      <text:p text:style-name="P161"/>
      <text:p text:style-name="P162">Цели и задачи</text:p>
      <text:p text:style-name="P163"><text:span text:style-name="T164">Основната цел на дипломната работа е да се разработи работещ<text:s/></text:span><text:span text:style-name="T165">BitTorrent<text:s/></text:span><text:span text:style-name="T166">клиент, като се направи преглед на съществуващи подобни продукти, направи се проучване върху<text:s/></text:span><text:span text:style-name="T167">спецификациите на<text:s/></text:span><text:span text:style-name="T168">BitTorrent<text:s/></text:span><text:span text:style-name="T169">протокола, и се изберат най-подходящите технологии, платформи и развойни среди за целта.</text:span></text:p>
      <text:p text:style-name="P170"/>
      <text:p text:style-name="P171">Глава 1:</text:p>
      <text:p text:style-name="P172"><text:span text:style-name="T173">Проучване на съществуващи<text:s/></text:span><text:span text:style-name="T174">BitTorrent<text:s/></text:span><text:span text:style-name="T175">клиенти,</text:span><text:span text:style-name="T176"><text:s/></text:span><text:span text:style-name="T177">обзор на<text:s/></text:span><text:span text:style-name="T178">BitTorrent<text:s/></text:span><text:span text:style-name="T179">протокола, обзор на използваните библиотеки и развойни среди</text:span></text:p>
      <text:p text:style-name="P180"/>
      <text:p text:style-name="Normal"><text:span text:style-name="T181">Обзор на<text:s/></text:span><text:span text:style-name="T182">BitTorrent<text:s/></text:span><text:span text:style-name="T183">протокола</text:span></text:p>
      <text:p text:style-name="P184"/>
      <text:p text:style-name="P185">Увод</text:p>
      <text:p text:style-name="Paragraph">BitTorrent е протокол, използван за peer-to-peer споделяне на големи обеми от данни чрез интернет. Създаден от Brian Cohen през 2001, в момента BitTorrent е един от основните протоколи за обмен на файлове в интернет пространството.<text:s/></text:p>
      <text:p text:style-name="Paragraph">BitTorrent може да бъде използван с цел да се намали мрежовото и сървърното натоварване, които се пораждат в резултат на споделянето на големи обеми от данни през Интернет. Вместо да изтегля файлове от един единствен централен сървър, BitTorrent позволява на потребителя да се свърже с голям брой хостове, и да споделя информация поотделно с всеки от тях.</text:p>
      <text:p text:style-name="Paragraph">Потребител, който иска да сподели файл, първо създава компактен torrent файл, който съдържа основна дескриптивна информация за споделяните данни<text:s/><text:span text:style-name="T186">(</text:span>метаданни<text:span text:style-name="T187">)</text:span>. Този torrent файл може да бъде разпространен по традиционните начини за обмен на данни. След това потребителят почва да действа като BitTorrent<text:s/>сийдър<text:s/>звено. Други потребители, които притежават torrent файла, също могат да действат като звена в мрежата –<text:s/>пиъри, и да обменят данни с останалите, както и със оригиналния сийдър, от когото изтеглят данни.<text:s/></text:p>
      <text:p text:style-name="Paragraph">Разпространяваните файлове се разделят в сегменти, наречени парчета<text:s/><text:span text:style-name="T188">(pieces).<text:s/></text:span>Когато някой пиър получи ново парче, той става източник на това парче за останалите пиъри, като освобождава сийдъра от задачата да обслужва всички пиъри, искащи това парче.</text:p>
      <text:p text:style-name="Paragraph">Всяко парче е защитено със специална хеш стойност, съхранявана в<text:s/>торент метаданните. Този хеш предпазва парчетата от промяна, като прави сигурно това, че такава промяна би била засечена от<text:s/><text:span text:style-name="T189">BitTorrent<text:s/></text:span>потребителите. Всяко торент звено може да удостовери автентичността на изтегленото от него съдържание, стига да притежава метаданните за него.</text:p>
      <text:p text:style-name="Paragraph">Парчетата обикновено не се теглят последователно, и се подреждат в правилен ред от торент клиента. Торент клиента също така следи това от кои парчета се нуждае, и кои парчета може да сподели с останалите пиъри.</text:p>
      <text:soft-page-break/>
      <text:p text:style-name="Paragraph">Когато пиърът напълно изтегли споделяните файлове, той става сийдър. Отношението на броя сийдъри към броя пиъри като цяло определя „здравето“ на торента – броя пъти, в който данните са достъпни в цялостен вид.</text:p>
      <text:p text:style-name="P190"/>
      <text:p text:style-name="P191">Начин на работа</text:p>
      <text:p text:style-name="Paragraph"><text:span text:style-name="T192">BitTorrent<text:s/></text:span>клиент е всяко приложение, което имплементира<text:s/><text:span text:style-name="T193">BitTorrent<text:s/></text:span>протокола. Всеки клиент е способен да обменя какъвто и да било вид данни чрез протокола. Пиър е всеки един компютър, съдържащ работещ клиент.</text:p>
      <text:p text:style-name="Paragraph">За да сподели файл, или няколко файла, пиърът първо създава малък файл, наречен<text:s/><text:span text:style-name="T194">torrent<text:s/></text:span>файл. Този файл съдържа метаданни за споделяните файлове, както и за тракера – компютърът, който управлява разпространението на файловете. Пиърите, които искат да изтеглят файл първо трябва да се сдобият с асоциирания с него торент файл, и да се свържат към тракера, който им предоставя списък с пиъри, от които файлът да бъде изтеглен.</text:p>
      <text:p text:style-name="Paragraph">Въпреки че също като класическите протоколи за споделяне на файлове<text:s/><text:span text:style-name="T195">(HTTP/FTP)</text:span>,<text:s/><text:span text:style-name="T196">BitTorrent<text:s/></text:span>обменя файлове през мрежата, той се различава от тях по няколко начина:</text:p>
      <text:list text:style-name="LFO3" text:continue-numbering="true">
        <text:list-item>
          <text:p text:style-name="P197"><text:span text:style-name="T198">BitTorrent<text:s/></text:span>прави множество малки<text:s/><text:span text:style-name="T199">TCP<text:s/></text:span>заявки през множество<text:s/><text:span text:style-name="T200">TCP<text:s/></text:span>връзки до множество компютри, докато класическото изтегляне се прави през една<text:s/><text:span text:style-name="T201">TCP<text:s/></text:span>връзка към един компютър</text:p>
        </text:list-item>
        <text:list-item>
          <text:p text:style-name="P202"><text:span text:style-name="T203">BitTorrent<text:s/></text:span>изтегля<text:s/>парчетата по произволен, или<text:s/><text:span text:style-name="T204">“</text:span>първо най-редките<text:span text:style-name="T205">”<text:s/></text:span>начин, който осигурява най-добро разпространение, докато класическите изтегляния са последователни</text:p>
        </text:list-item>
      </text:list>
      <text:p text:style-name="Paragraph">Взети заедно, тези различия позволяват на<text:s/><text:span text:style-name="T206">BitTorrent<text:s/></text:span>да постигне много по-ниска цена за споделящия съдържанието, по-висока достъпност, и по-висока устойчивост на злонамерени атаки. Разбира се, тези плюсове идват на цената на по-бавно първоначално изтегляне – защото свързването с пиърите изисква време.</text:p>
      <text:p text:style-name="P207"/>
      <text:p text:style-name="P208">Технически спецификации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9"><text:span text:style-name="T210">Bencodin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"><text:span text:style-name="T212">Bencoding<text:s/></text:span>е начин за съхраняване и организация на данни в компатен формат. Той поддържа следните типове данни:<text:s/>байтови низове, цели числа, списъци, и речници.</text:p>
      <text:list text:style-name="LFO4" text:continue-numbering="true">
        <text:list-item>
          <text:list>
            <text:list-item>
              <text:p text:style-name="P213">Байтови низове</text:p>
            </text:list-item>
          </text:list>
        </text:list-item>
      </text:list>
      <text:p text:style-name="P214">Байтовите низове се кодират по следния начин:<text:s/><text:span text:style-name="T215">&lt;</text:span><text:span text:style-name="T216">дължина на низа кодирана в<text:s/></text:span><text:span text:style-name="T217">ASCII, десетична система&gt;:&lt;</text:span><text:span text:style-name="T218">данни</text:span><text:span text:style-name="T219">&gt;</text:span></text:p>
      <text:soft-page-break/>
      <text:p text:style-name="P220">Важно е да се отбележи, че няма входни или изходни разделящи символи.</text:p>
      <text:p text:style-name="P221"><text:span text:style-name="T222">Пример:<text:s/></text:span><text:span text:style-name="T223">4</text:span><text:span text:style-name="T224">:data</text:span><text:span text:style-name="T225"><text:s/></text:span>представлява низа<text:s/><text:span text:style-name="T226">“data”.</text:span></text:p>
      <text:list text:style-name="LFO4" text:continue-numbering="true">
        <text:list-item>
          <text:list>
            <text:list-item>
              <text:p text:style-name="P227">Цели числа</text:p>
            </text:list-item>
          </text:list>
        </text:list-item>
      </text:list>
      <text:p text:style-name="P228">Целите числа се кодират по следния начин:<text:s/><text:span text:style-name="T229">i</text:span><text:span text:style-name="T230">&lt;</text:span><text:span text:style-name="T231">цяло число кодирано в<text:s/></text:span><text:span text:style-name="T232">ASCII,<text:s/></text:span><text:span text:style-name="T233">десетична система</text:span><text:span text:style-name="T234">&gt;</text:span><text:span text:style-name="T235">e</text:span></text:p>
      <text:p text:style-name="P236">Началното<text:s/><text:span text:style-name="T237">i<text:s/></text:span>и крайното<text:s/><text:span text:style-name="T238">е<text:s/></text:span>са началните и крайните разделителни символи. Позволени са отрицателни числа като<text:s/><text:span text:style-name="T239">i-3e</text:span><text:span text:style-name="T240">. Трябва да се използват само значещите цифри, така че<text:s/></text:span><text:span text:style-name="T241">i04e</text:span>, например, не е позволено.<text:s/><text:span text:style-name="T242">i0e</text:span>, обаче, е валидно.</text:p>
      <text:p text:style-name="P243"><text:span text:style-name="T244">Пример:</text:span><text:span text:style-name="T245"><text:s/></text:span><text:span text:style-name="T246">i</text:span><text:span text:style-name="T247">3</text:span><text:span text:style-name="T248">e<text:s/></text:span>представя числото<text:s/><text:span text:style-name="T249">“3”.</text:span></text:p>
      <text:p text:style-name="P250"><text:span text:style-name="T251">Забележка:<text:s/></text:span>максималния брой битове в цялото число е неспецифициран, но за обработката на файлове над<text:s/><text:span text:style-name="T252">4GB<text:s/></text:span>е нужно то да бъде обработвано като<text:s/><text:span text:style-name="T253">64<text:s/></text:span>битово число.</text:p>
      <text:list text:style-name="LFO4" text:continue-numbering="true">
        <text:list-item>
          <text:list>
            <text:list-item>
              <text:p text:style-name="P254">Списъци</text:p>
            </text:list-item>
          </text:list>
        </text:list-item>
      </text:list>
      <text:p text:style-name="P255">Списъците се кодират по следния начин:<text:s/><text:span text:style-name="T256">l</text:span><text:span text:style-name="T257">&lt;e</text:span><text:span text:style-name="T258">лементи в списъка</text:span><text:span text:style-name="T259">&gt;</text:span><text:span text:style-name="T260">e</text:span>. Началните и крайните символи<text:s/><text:span text:style-name="T261">i<text:s/></text:span>и<text:s/><text:span text:style-name="T262">e<text:s/></text:span>са началните и крайните разделителни символи. Списъците могат да съдържат всеки<text:s/><text:span text:style-name="T263">bencoded<text:s/></text:span>тип, включително други списъци, речници, низове, и цели числа.</text:p>
      <text:p text:style-name="P264"><text:span text:style-name="T265">Пример:</text:span><text:span text:style-name="T266"><text:s/></text:span><text:span text:style-name="T267">l</text:span><text:span text:style-name="T268">4:data7:torrent</text:span><text:span text:style-name="T269">e</text:span><text:span text:style-name="T270"><text:s/></text:span>представлява списък от два низа: {„<text:span text:style-name="T271">data”, “torrent”}</text:span></text:p>
      <text:list text:style-name="LFO4" text:continue-numbering="true">
        <text:list-item>
          <text:list>
            <text:list-item>
              <text:p text:style-name="P272">Речници</text:p>
            </text:list-item>
          </text:list>
        </text:list-item>
      </text:list>
      <text:p text:style-name="P273">Речниците се кодират по следния начин:<text:s/><text:span text:style-name="T274">d</text:span><text:span text:style-name="T275">&lt;</text:span><text:span text:style-name="T276">bencoded<text:s/></text:span><text:span text:style-name="T277">низ</text:span><text:span text:style-name="T278">&gt;&lt;bencoded<text:s/></text:span><text:span text:style-name="T279">елемент</text:span><text:span text:style-name="T280">&gt;</text:span><text:span text:style-name="T281">e</text:span><text:span text:style-name="T282">.<text:s/></text:span>Началното<text:s/><text:span text:style-name="T283">d</text:span><text:span text:style-name="T284"><text:s/></text:span>и крайното<text:s/><text:span text:style-name="T285">e<text:s/></text:span><text:span text:style-name="T286">са съответно началния и крайния разделителен символ.<text:s/></text:span></text:p>
      <text:p text:style-name="P287">Ключът трябва да е низ. Стойността може да е който и да е тип. Ключовете трябва да са сортирани. Низовете трябва да се сравняват по двоичен метод, а не културно-специфичен метод.</text:p>
      <text:p text:style-name="P288"><text:span text:style-name="T289">Пример:</text:span><text:s/><text:span text:style-name="T290">d</text:span><text:span text:style-name="T291">3:cat4:meow3:dog4:bark</text:span><text:span text:style-name="T292">e</text:span><text:span text:style-name="T293"><text:s/></text:span>представлява речника<text:s/><text:span text:style-name="T294">{“cat”<text:s/></text:span><text:span text:style-name="T295"></text:span><text:span text:style-name="T296"><text:s/>“meow”, “dog”<text:s/></text:span><text:span text:style-name="T297"></text:span><text:span text:style-name="T298"><text:s/>“bark”}</text:span></text:p>
      <text:list text:style-name="LFO4" text:continue-numbering="true">
        <text:list-item>
          <text:p text:style-name="P299">Структура на метаданните</text:p>
        </text:list-item>
      </text:list>
      <text:p text:style-name="P300">Данните във файла с метаданните<text:s/><text:span text:style-name="T301">(torrent<text:s/></text:span>файла<text:span text:style-name="T302">)<text:s/></text:span>са кодирани в<text:s/><text:span text:style-name="T303">bencoded<text:s/></text:span>формат, който е дефиниран в горния раздел.</text:p>
      <text:p text:style-name="P304"/>
      <text:p text:style-name="P305"/>
      <text:p text:style-name="P306"/>
      <text:soft-page-break/>
      <text:p text:style-name="P307">Съдържанието на метаданните е<text:s/>речник, съдържащ ключовете, изброени по-долу.</text:p>
      <text:list text:style-name="LFO5" text:continue-numbering="true">
        <text:list-item>
          <text:p text:style-name="P308"><text:span text:style-name="T309">info</text:span></text:p>
        </text:list-item>
      </text:list>
      <text:p text:style-name="P310">Речник, който описва файловете в торента. Има две възможни форми: едната е в случая на еднофайлов торент без папкова структура, а другата – в случая на многофайлов торент.</text:p>
      <text:list text:style-name="LFO5" text:continue-numbering="true">
        <text:list-item>
          <text:p text:style-name="P311">announce</text:p>
        </text:list-item>
      </text:list>
      <text:p text:style-name="P312"><text:span text:style-name="T313">Announce<text:s/></text:span>адреса на тракера<text:s/><text:span text:style-name="T314">(</text:span>низ<text:span text:style-name="T315">)</text:span></text:p>
      <text:list text:style-name="LFO5" text:continue-numbering="true">
        <text:list-item>
          <text:p text:style-name="P316">announce-list</text:p>
        </text:list-item>
      </text:list>
      <text:p text:style-name="P317"><text:span text:style-name="T318">(</text:span>опционално<text:span text:style-name="T319">)<text:s/></text:span>Списък с<text:s/><text:span text:style-name="T320">announce<text:s/></text:span>адреси на тракера<text:span text:style-name="T321">.</text:span></text:p>
      <text:list text:style-name="LFO5" text:continue-numbering="true">
        <text:list-item>
          <text:p text:style-name="P322">creation date</text:p>
        </text:list-item>
      </text:list>
      <text:p text:style-name="P323"><text:span text:style-name="T324">(</text:span>опционално<text:span text:style-name="T325">)<text:s/></text:span>Датата на създаване на торента, в стандартно<text:s/><text:span text:style-name="T326">Unix<text:s/></text:span>време.</text:p>
      <text:list text:style-name="LFO5" text:continue-numbering="true">
        <text:list-item>
          <text:p text:style-name="P327">comment</text:p>
        </text:list-item>
      </text:list>
      <text:p text:style-name="P328"><text:span text:style-name="T329">(</text:span>опционално<text:span text:style-name="T330">)</text:span><text:s/>Текстов коментар от автора на торента<text:s/><text:span text:style-name="T331">(</text:span>низ<text:span text:style-name="T332">).</text:span></text:p>
      <text:list text:style-name="LFO5" text:continue-numbering="true">
        <text:list-item>
          <text:p text:style-name="P333">created by</text:p>
        </text:list-item>
      </text:list>
      <text:p text:style-name="P334"><text:span text:style-name="T335">(</text:span>опционално<text:span text:style-name="T336">)<text:s/></text:span>Името и версията на програмата, създала торент файла.<text:s/><text:span text:style-name="T337">(</text:span>низ<text:span text:style-name="T338">)</text:span></text:p>
      <text:list text:style-name="LFO5" text:continue-numbering="true">
        <text:list-item>
          <text:p text:style-name="P339">encoding</text:p>
        </text:list-item>
      </text:list>
      <text:p text:style-name="P340"><text:span text:style-name="T341">(</text:span>опционално<text:span text:style-name="T342">)<text:s/></text:span>Кодировката на<text:s/><text:span text:style-name="T343">pieces</text:span><text:span text:style-name="T344"><text:s/></text:span>низа<text:s/>в<text:s/><text:span text:style-name="T345">info</text:span><text:span text:style-name="T346"><text:s/></text:span>речника.<text:s/><text:span text:style-name="T347">(</text:span>низ<text:span text:style-name="T348">)</text:span></text:p>
      <text:p text:style-name="P349"/>
      <text:p text:style-name="P350"><text:span text:style-name="T351">Info<text:s/></text:span><text:span text:style-name="T352">речникът</text:span></text:p>
      <text:p text:style-name="P353"><text:span text:style-name="T354">Info<text:s/></text:span>речникът се състои от средните елементи<text:s/><text:span text:style-name="T355">(</text:span>общи и за двата типа<text:s/><text:span text:style-name="T356">info<text:s/></text:span>речници<text:span text:style-name="T357">):</text:span></text:p>
      <text:list text:style-name="LFO5" text:continue-numbering="true">
        <text:list-item>
          <text:p text:style-name="P358"><text:span text:style-name="T359">piece length</text:span>: броят байтове във всяко парче<text:s/><text:span text:style-name="T360">(</text:span>цяло число<text:span text:style-name="T361">)</text:span></text:p>
        </text:list-item>
        <text:list-item>
          <text:p text:style-name="P362"><text:span text:style-name="T363">pieces:<text:s/></text:span>низ, състоящ се от конкатенираните стойности на всички<text:s/><text:span text:style-name="T364">20</text:span>-байтови<text:s/><text:span text:style-name="T365">SHA1<text:s/></text:span>хешове на парчетата</text:p>
        </text:list-item>
        <text:list-item>
          <text:p text:style-name="P366">private</text:p>
        </text:list-item>
      </text:list>
      <text:p text:style-name="P367"><text:span text:style-name="T368">(</text:span>опционален<text:span text:style-name="T369">)<text:s/></text:span>Цяло число. Ако е 1, тогава клиента трябва да публикува присъствието си само в тракерите, изрични зададени в метаданните. Ако полето е 0, или не съществува, тогава клиентът може да намира пиъри и по други начини, като<text:s/><text:span text:style-name="T370">DHT</text:span>.</text:p>
      <text:p text:style-name="P371"/>
      <text:p text:style-name="P372"/>
      <text:soft-page-break/>
      <text:p text:style-name="Paragraph"><text:tab/>Елементи при еднофайлов<text:s/><text:span text:style-name="T373">info<text:s/></text:span>речник</text:p>
      <text:p text:style-name="P374">В случай, че речникът е от еднофайлов вид, той съдържа следните елементи, освен тези, указани горе:</text:p>
      <text:list text:style-name="LFO5" text:continue-numbering="true">
        <text:list-item>
          <text:p text:style-name="P375"><text:span text:style-name="T376">name:<text:s/></text:span>името на файла<text:s/><text:span text:style-name="T377">(</text:span>низ<text:span text:style-name="T378">)</text:span></text:p>
        </text:list-item>
        <text:list-item>
          <text:p text:style-name="P379"><text:span text:style-name="T380">length:<text:s/></text:span>дължината на файла в байтове<text:s/><text:span text:style-name="T381">(</text:span>цяло число<text:span text:style-name="T382">)</text:span></text:p>
        </text:list-item>
        <text:list-item>
          <text:p text:style-name="P383"><text:span text:style-name="T384">md5sum: (</text:span>опционално<text:span text:style-name="T385">) 32-символен шестнадесетичен низ, съдържаш MD5<text:s/></text:span>сумата на файла.</text:p>
        </text:list-item>
      </text:list>
      <text:p text:style-name="P386">Елементи при многофайлов<text:s/><text:span text:style-name="T387">info<text:s/></text:span>речник</text:p>
      <text:p text:style-name="P388">В случай, че речникът е от многофайлов вид, той съдържа следните елементи, освен общите за двата вида:</text:p>
      <text:list text:style-name="LFO5" text:continue-numbering="true">
        <text:list-item>
          <text:p text:style-name="P389"><text:span text:style-name="T390">name:<text:s/></text:span>името на папката, в която да се съхранят всички файлове</text:p>
        </text:list-item>
        <text:list-item>
          <text:p text:style-name="P391"><text:span text:style-name="T392">files:<text:s/></text:span>списък от речници, по един за всеки файл. Всеки речник съдържа следните елементи:</text:p>
          <text:list text:continue-numbering="true">
            <text:list-item>
              <text:p text:style-name="P393"><text:span text:style-name="T394">length:<text:s/></text:span>дължината на файла в байтове</text:p>
            </text:list-item>
            <text:list-item>
              <text:p text:style-name="P395"><text:span text:style-name="T396">md5sum: (</text:span>опционално<text:span text:style-name="T397">) 32-символен шестнадесетичен низ, съдържа</text:span>щ<text:span text:style-name="T398"><text:s/>MD5<text:s/></text:span>сумата на файла</text:p>
            </text:list-item>
            <text:list-item>
              <text:p text:style-name="P399"><text:span text:style-name="T400">path:<text:s/></text:span>списък, съдържащ един или повече низа, които заедно описват папката и името на файла</text:p>
            </text:list-item>
          </text:list>
        </text:list-item>
      </text:list>
      <text:p text:style-name="P401"><text:span text:style-name="T402">Забележки:</text:span><text:span text:style-name="T403"><text:s/></text:span></text:p>
      <text:list text:style-name="LFO5" text:continue-numbering="true">
        <text:list-item>
          <text:p text:style-name="P404"><text:span text:style-name="T405">Piece length<text:s/></text:span>указва номиналния размер на парчето, и обикновено е кратен на 2. Обикновено размерът на парчето се избира на база на общото количество данни в торента, и се ограничава от това, че твърде големи парчета пораждат неефикасност, а твърде малки парчета увеличават размера на метаданните прекалено.<text:s/></text:p>
        </text:list-item>
      </text:list>
      <text:p text:style-name="P406">Добра практика е размерът на парчето да е 512<text:span text:style-name="T407">kB<text:s/></text:span>или по-малко, за торенти от 8-10<text:span text:style-name="T408">GB.</text:span></text:p>
      <text:p text:style-name="P409">Всички парчета са с еднаква дължина, освен последното.</text:p>
      <text:p text:style-name="P410">Размерът и положението на парчетата са назависими от границите и размера на файловете в торента. Файловите данни могат да се представят като един дълъг поток, конкатенация от данните във всички отделни файлове по реда, в който файловете са изредени в списъка<text:s/><text:span text:style-name="T411">files</text:span><text:span text:style-name="T412">.<text:s/></text:span>Парчетата могат да прескачат границите на файловете.</text:p>
      <text:p text:style-name="P413"/>
      <text:soft-page-break/>
      <text:list text:style-name="LFO4" text:continue-numbering="true">
        <text:list-item>
          <text:p text:style-name="P414"><text:span text:style-name="T415">HTTP<text:s/></text:span>протокол за комуникация с тракера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ntry" svg:font-family="Sentr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Times New Roman" fo:font-style="italic" style:font-style-asian="italic" style:font-style-complex="italic" fo:font-size="14pt" style:font-size-asian="14pt" fo:language="bg" fo:country="BG" fo:hyphenate="false"/>
    </style:style>
    <style:style style:name="Normal" style:display-name="Normal" style:family="paragraph">
      <style:paragraph-properties style:punctuation-wrap="simple" style:text-autospace="none" fo:margin-bottom="0in" fo:line-height="100%"/>
      <style:text-properties style:font-name="Sentry" style:font-name-asian="Times New Roman" fo:font-size="12pt" style:font-size-asian="12pt" style:font-size-complex="10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0pt" fo:language="bg" fo:country="BG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">
      <style:paragraph-properties fo:margin-top="0.0833in" fo:line-height="120%"/>
      <style:text-properties style:font-name="Times New Roman" style:font-size-complex="14pt" fo:language="bg" fo:country="BG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format="1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format="1" text:display-levels="2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3" style:num-format="1" text:display-levels="3">
        <style:list-level-properties text:space-before="0.7in" text:min-label-width="0.5in" text:list-level-position-and-space-mode="label-alignment">
          <style:list-level-label-alignment text:label-followed-by="listtab" fo:margin-left="1.2in" fo:text-indent="-0.5in"/>
        </style:list-level-properties>
      </text:list-level-style-number>
      <text:list-level-style-number text:level="4" style:num-format="1" text:display-levels="4">
        <style:list-level-properties text:space-before="1.05in" text:min-label-width="0.5in" text:list-level-position-and-space-mode="label-alignment">
          <style:list-level-label-alignment text:label-followed-by="listtab" fo:margin-left="1.55in" fo:text-indent="-0.5in"/>
        </style:list-level-properties>
      </text:list-level-style-number>
      <text:list-level-style-number text:level="5" style:num-format="1" text:display-levels="5">
        <style:list-level-properties text:space-before="1.4in" text:min-label-width="0.75in" text:list-level-position-and-space-mode="label-alignment">
          <style:list-level-label-alignment text:label-followed-by="listtab" fo:margin-left="2.15in" fo:text-indent="-0.75in"/>
        </style:list-level-properties>
      </text:list-level-style-number>
      <text:list-level-style-number text:level="6" style:num-format="1" text:display-levels="6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7" style:num-format="1" text:display-levels="7">
        <style:list-level-properties text:space-before="2.1in" text:min-label-width="1in" text:list-level-position-and-space-mode="label-alignment">
          <style:list-level-label-alignment text:label-followed-by="listtab" fo:margin-left="3.1in" fo:text-indent="-1in"/>
        </style:list-level-properties>
      </text:list-level-style-number>
      <text:list-level-style-number text:level="8" style:num-format="1" text:display-levels="8">
        <style:list-level-properties text:space-before="2.45in" text:min-label-width="1in" text:list-level-position-and-space-mode="label-alignment">
          <style:list-level-label-alignment text:label-followed-by="listtab" fo:margin-left="3.45in" fo:text-indent="-1in"/>
        </style:list-level-properties>
      </text:list-level-style-number>
      <text:list-level-style-number text:level="9" style:num-format="1" text:display-levels="9">
        <style:list-level-properties text:space-before="2.8in" text:min-label-width="1.25in" text:list-level-position-and-space-mode="label-alignment">
          <style:list-level-label-alignment text:label-followed-by="listtab" fo:margin-left="4.05in" fo:text-indent="-1.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 Harizanov</meta:initial-creator>
    <dc:creator>Maxim Harizanov</dc:creator>
    <meta:creation-date>2013-02-16T13:50:00Z</meta:creation-date>
    <dc:date>2013-02-16T14:51:00Z</dc:date>
    <meta:template xlink:href="Normal.dotm" xlink:type="simple"/>
    <meta:editing-cycles>3</meta:editing-cycles>
    <meta:editing-duration>PT3660S</meta:editing-duration>
    <meta:document-statistic meta:page-count="10" meta:paragraph-count="134" meta:word-count="1577" meta:character-count="10527" meta:row-count="275" meta:non-whitespace-character-count="9084"/>
  </office:meta>
</office:document-meta>
</file>